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12000" table:style-name="ce7">
            <text:p>91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23830" table:style-name="ce9">
            <text:p>17.523.830</text:p>
          </table:table-cell>
          <table:table-cell office:value-type="float" office:value="16629976" table:style-name="ce9">
            <text:p>16.629.976</text:p>
          </table:table-cell>
          <table:table-cell office:value-type="percentage" office:value="0.9489920867755508" table:style-name="ce10">
            <text:p>94,90%</text:p>
          </table:table-cell>
          <table:table-cell office:value-type="float" office:value="7441118" table:style-name="ce8">
            <text:p>7.441.118</text:p>
          </table:table-cell>
          <table:table-cell office:value-type="float" office:value="6914888" table:style-name="ce8">
            <text:p>6.914.888</text:p>
          </table:table-cell>
          <table:table-cell office:value-type="float" office:value="3845292" table:style-name="ce8">
            <text:p>3.845.292</text:p>
          </table:table-cell>
          <table:table-cell office:value-type="date" office:date-value="2022-02-15T00:00:00" table:style-name="ce11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70921" table:style-name="ce14">
            <text:p>2.770.921</text:p>
          </table:table-cell>
          <table:table-cell office:value-type="float" office:value="2575509" table:style-name="ce14">
            <text:p>2.575.509</text:p>
          </table:table-cell>
          <table:table-cell office:value-type="percentage" office:value="0.92947759968616928" table:style-name="ce15">
            <text:p>92,95%</text:p>
          </table:table-cell>
          <table:table-cell office:value-type="float" office:value="1144010" table:style-name="ce13">
            <text:p>1.144.010</text:p>
          </table:table-cell>
          <table:table-cell office:value-type="float" office:value="1075543" table:style-name="ce13">
            <text:p>1.075.543</text:p>
          </table:table-cell>
          <table:table-cell office:value-type="float" office:value="657900" table:style-name="ce13">
            <text:p>657.900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35061" table:style-name="ce14">
            <text:p>2.235.061</text:p>
          </table:table-cell>
          <table:table-cell office:value-type="percentage" office:value="0.90942459611053583" table:style-name="ce15">
            <text:p>90,94%</text:p>
          </table:table-cell>
          <table:table-cell office:value-type="float" office:value="923862" table:style-name="ce13">
            <text:p>923.862</text:p>
          </table:table-cell>
          <table:table-cell office:value-type="float" office:value="873465" table:style-name="ce13">
            <text:p>873.465</text:p>
          </table:table-cell>
          <table:table-cell office:value-type="float" office:value="701281" table:style-name="ce13">
            <text:p>701.281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9370" table:style-name="ce7">
            <text:p>549.3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4174" table:style-name="ce14">
            <text:p>2.264.174</text:p>
          </table:table-cell>
          <table:table-cell office:value-type="float" office:value="1987264.5" table:style-name="ce14">
            <text:p>1.987.265</text:p>
          </table:table-cell>
          <table:table-cell office:value-type="percentage" office:value="0.87769954959291996" table:style-name="ce15">
            <text:p>87,77%</text:p>
          </table:table-cell>
          <table:table-cell office:value-type="float" office:value="924894" table:style-name="ce13">
            <text:p>924.894</text:p>
          </table:table-cell>
          <table:table-cell office:value-type="float" office:value="880783" table:style-name="ce13">
            <text:p>880.783</text:p>
          </table:table-cell>
          <table:table-cell office:value-type="float" office:value="439644" table:style-name="ce13">
            <text:p>439.644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60600" table:style-name="ce14">
            <text:p>4.360.600</text:p>
          </table:table-cell>
          <table:table-cell office:value-type="float" office:value="4018515.5" table:style-name="ce14">
            <text:p>4.018.516</text:p>
          </table:table-cell>
          <table:table-cell office:value-type="percentage" office:value="0.92155104802091459" table:style-name="ce15">
            <text:p>92,16%</text:p>
          </table:table-cell>
          <table:table-cell office:value-type="float" office:value="1809853" table:style-name="ce13">
            <text:p>1.809.853</text:p>
          </table:table-cell>
          <table:table-cell office:value-type="float" office:value="1684432" table:style-name="ce13">
            <text:p>1.684.432</text:p>
          </table:table-cell>
          <table:table-cell office:value-type="float" office:value="919469" table:style-name="ce13">
            <text:p>919.469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27333" table:style-name="ce14">
            <text:p>1.227.333</text:p>
          </table:table-cell>
          <table:table-cell office:value-type="percentage" office:value="0.94966147989384009" table:style-name="ce15">
            <text:p>94,97%</text:p>
          </table:table-cell>
          <table:table-cell office:value-type="float" office:value="517066" table:style-name="ce13">
            <text:p>517.066</text:p>
          </table:table-cell>
          <table:table-cell office:value-type="float" office:value="489014" table:style-name="ce13">
            <text:p>489.014</text:p>
          </table:table-cell>
          <table:table-cell office:value-type="float" office:value="340875" table:style-name="ce13">
            <text:p>340.875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46000" table:style-name="ce7">
            <text:p>246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46738" table:style-name="ce14">
            <text:p>5.646.738</text:p>
          </table:table-cell>
          <table:table-cell office:value-type="float" office:value="5182986.5" table:style-name="ce14">
            <text:p>5.182.987</text:p>
          </table:table-cell>
          <table:table-cell office:value-type="percentage" office:value="0.91787267268288342" table:style-name="ce15">
            <text:p>91,79%</text:p>
          </table:table-cell>
          <table:table-cell office:value-type="float" office:value="2138519" table:style-name="ce13">
            <text:p>2.138.519</text:p>
          </table:table-cell>
          <table:table-cell office:value-type="float" office:value="2010106" table:style-name="ce13">
            <text:p>2.010.106</text:p>
          </table:table-cell>
          <table:table-cell office:value-type="float" office:value="1447618" table:style-name="ce13">
            <text:p>1.447.618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42151" table:style-name="ce14">
            <text:p>3.842.151</text:p>
          </table:table-cell>
          <table:table-cell office:value-type="percentage" office:value="0.89128801366804422" table:style-name="ce15">
            <text:p>89,13%</text:p>
          </table:table-cell>
          <table:table-cell office:value-type="float" office:value="1755227" table:style-name="ce13">
            <text:p>1.755.227</text:p>
          </table:table-cell>
          <table:table-cell office:value-type="float" office:value="1613086" table:style-name="ce13">
            <text:p>1.613.086</text:p>
          </table:table-cell>
          <table:table-cell office:value-type="float" office:value="981763" table:style-name="ce13">
            <text:p>981.763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99980" table:style-name="ce14">
            <text:p>13.799.980</text:p>
          </table:table-cell>
          <table:table-cell office:value-type="percentage" office:value="0.93790961392729832" table:style-name="ce15">
            <text:p>93,79%</text:p>
          </table:table-cell>
          <table:table-cell office:value-type="float" office:value="6463468" table:style-name="ce13">
            <text:p>6.463.468</text:p>
          </table:table-cell>
          <table:table-cell office:value-type="float" office:value="6101609" table:style-name="ce13">
            <text:p>6.101.609</text:p>
          </table:table-cell>
          <table:table-cell office:value-type="float" office:value="3494656" table:style-name="ce13">
            <text:p>3.494.656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912000" table:style-name="ce7">
            <text:p>912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1081215" table:style-name="ce14">
            <text:p>11.081.215</text:p>
          </table:table-cell>
          <table:table-cell office:value-type="float" office:value="9796698" table:style-name="ce14">
            <text:p>9.796.698</text:p>
          </table:table-cell>
          <table:table-cell office:value-type="percentage" office:value="0.88408157408731802" table:style-name="ce15">
            <text:p>88,41%</text:p>
          </table:table-cell>
          <table:table-cell office:value-type="float" office:value="4398913" table:style-name="ce13">
            <text:p>4.398.913</text:p>
          </table:table-cell>
          <table:table-cell office:value-type="float" office:value="4102022" table:style-name="ce13">
            <text:p>4.102.022</text:p>
          </table:table-cell>
          <table:table-cell office:value-type="float" office:value="2732014" table:style-name="ce13">
            <text:p>2.732.014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126000" table:style-name="ce7">
            <text:p>12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51228" table:style-name="ce14">
            <text:p>2.251.228</text:p>
          </table:table-cell>
          <table:table-cell office:value-type="float" office:value="2230307.5" table:style-name="ce14">
            <text:p>2.230.308</text:p>
          </table:table-cell>
          <table:table-cell office:value-type="percentage" office:value="0.9907070718736618" table:style-name="ce15">
            <text:p>99,07%</text:p>
          </table:table-cell>
          <table:table-cell office:value-type="float" office:value="960517" table:style-name="ce13">
            <text:p>960.517</text:p>
          </table:table-cell>
          <table:table-cell office:value-type="float" office:value="896487" table:style-name="ce13">
            <text:p>896.487</text:p>
          </table:table-cell>
          <table:table-cell office:value-type="float" office:value="584840" table:style-name="ce13">
            <text:p>584.840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66664.5" table:style-name="ce14">
            <text:p>5.966.665</text:p>
          </table:table-cell>
          <table:table-cell office:value-type="percentage" office:value="0.98146034443677921" table:style-name="ce15">
            <text:p>98,15%</text:p>
          </table:table-cell>
          <table:table-cell office:value-type="float" office:value="2466323" table:style-name="ce13">
            <text:p>2.466.323</text:p>
          </table:table-cell>
          <table:table-cell office:value-type="float" office:value="2322443" table:style-name="ce13">
            <text:p>2.322.443</text:p>
          </table:table-cell>
          <table:table-cell office:value-type="float" office:value="1899178" table:style-name="ce13">
            <text:p>1.899.178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66745" table:style-name="ce14">
            <text:p>666.745</text:p>
          </table:table-cell>
          <table:table-cell office:value-type="float" office:value="619379.5" table:style-name="ce14">
            <text:p>619.380</text:p>
          </table:table-cell>
          <table:table-cell office:value-type="percentage" office:value="0.9289600971885803" table:style-name="ce15">
            <text:p>92,90%</text:p>
          </table:table-cell>
          <table:table-cell office:value-type="float" office:value="282121" table:style-name="ce13">
            <text:p>282.121</text:p>
          </table:table-cell>
          <table:table-cell office:value-type="float" office:value="261880" table:style-name="ce13">
            <text:p>261.880</text:p>
          </table:table-cell>
          <table:table-cell office:value-type="float" office:value="156349" table:style-name="ce13">
            <text:p>156.349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822485" table:style-name="ce14">
            <text:p>12.822.485</text:p>
          </table:table-cell>
          <table:table-cell office:value-type="percentage" office:value="0.99776596651128557" table:style-name="ce15">
            <text:p>99,78%</text:p>
          </table:table-cell>
          <table:table-cell office:value-type="float" office:value="5752403" table:style-name="ce13">
            <text:p>5.752.403</text:p>
          </table:table-cell>
          <table:table-cell office:value-type="float" office:value="5380285" table:style-name="ce13">
            <text:p>5.380.285</text:p>
          </table:table-cell>
          <table:table-cell office:value-type="float" office:value="3160926" table:style-name="ce13">
            <text:p>3.160.926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16560.5" table:style-name="ce14">
            <text:p>2.716.561</text:p>
          </table:table-cell>
          <table:table-cell office:value-type="percentage" office:value="0.93747720202157891" table:style-name="ce15">
            <text:p>93,75%</text:p>
          </table:table-cell>
          <table:table-cell office:value-type="float" office:value="1297171" table:style-name="ce13">
            <text:p>1.297.171</text:p>
          </table:table-cell>
          <table:table-cell office:value-type="float" office:value="1201041" table:style-name="ce13">
            <text:p>1.201.041</text:p>
          </table:table-cell>
          <table:table-cell office:value-type="float" office:value="625541" table:style-name="ce13">
            <text:p>625.541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69800" table:style-name="ce14">
            <text:p>1.269.800</text:p>
          </table:table-cell>
          <table:table-cell office:value-type="percentage" office:value="0.92499309788186923" table:style-name="ce15">
            <text:p>92,50%</text:p>
          </table:table-cell>
          <table:table-cell office:value-type="float" office:value="565216" table:style-name="ce13">
            <text:p>565.216</text:p>
          </table:table-cell>
          <table:table-cell office:value-type="float" office:value="533848" table:style-name="ce13">
            <text:p>533.848</text:p>
          </table:table-cell>
          <table:table-cell office:value-type="float" office:value="326493" table:style-name="ce13">
            <text:p>326.493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00878" table:style-name="ce14">
            <text:p>4.300.878</text:p>
          </table:table-cell>
          <table:table-cell office:value-type="percentage" office:value="0.92036665914117366" table:style-name="ce15">
            <text:p>92,04%</text:p>
          </table:table-cell>
          <table:table-cell office:value-type="float" office:value="1938927" table:style-name="ce13">
            <text:p>1.938.927</text:p>
          </table:table-cell>
          <table:table-cell office:value-type="float" office:value="1829294" table:style-name="ce13">
            <text:p>1.829.294</text:p>
          </table:table-cell>
          <table:table-cell office:value-type="float" office:value="1126846" table:style-name="ce13">
            <text:p>1.126.846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7772" table:style-name="ce14">
            <text:p>147.772</text:p>
          </table:table-cell>
          <table:table-cell office:value-type="percentage" office:value="0.89186367230172192" table:style-name="ce15">
            <text:p>89,19%</text:p>
          </table:table-cell>
          <table:table-cell office:value-type="float" office:value="69193" table:style-name="ce13">
            <text:p>69.193</text:p>
          </table:table-cell>
          <table:table-cell office:value-type="float" office:value="63556" table:style-name="ce13">
            <text:p>63.556</text:p>
          </table:table-cell>
          <table:table-cell office:value-type="float" office:value="31087" table:style-name="ce13">
            <text:p>31.087</text:p>
          </table:table-cell>
          <table:table-cell office:value-type="date" office:date-value="2022-02-15T00:00:00" table:style-name="ce16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5217.5" table:style-name="ce14">
            <text:p>135.218</text:p>
          </table:table-cell>
          <table:table-cell office:value-type="percentage" office:value="0.85700025351755604" table:style-name="ce15">
            <text:p>85,70%</text:p>
          </table:table-cell>
          <table:table-cell office:value-type="float" office:value="65099" table:style-name="ce13">
            <text:p>65.099</text:p>
          </table:table-cell>
          <table:table-cell office:value-type="float" office:value="59400" table:style-name="ce13">
            <text:p>59.400</text:p>
          </table:table-cell>
          <table:table-cell office:value-type="float" office:value="25784" table:style-name="ce13">
            <text:p>25.784</text:p>
          </table:table-cell>
          <table:table-cell office:value-type="date" office:date-value="2022-02-15T00:00:00" table:style-name="ce17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0230.5" table:style-name="ce14">
            <text:p>200.231</text:p>
          </table:table-cell>
          <table:table-cell office:value-type="percentage" office:value="0.94214590214844296" table:style-name="ce15">
            <text:p>94,21%</text:p>
          </table:table-cell>
          <table:table-cell office:value-type="float" office:value="95005" table:style-name="ce13">
            <text:p>95.005</text:p>
          </table:table-cell>
          <table:table-cell office:value-type="float" office:value="90957" table:style-name="ce13">
            <text:p>90.957</text:p>
          </table:table-cell>
          <table:table-cell office:value-type="float" office:value="40141" table:style-name="ce13">
            <text:p>40.141</text:p>
          </table:table-cell>
          <table:table-cell office:value-type="date" office:date-value="2022-02-15T00:00:00" table:style-name="ce17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60" table:style-name="ce14">
            <text:p>12.260</text:p>
          </table:table-cell>
          <table:table-cell office:value-type="float" office:value="12133.5" table:style-name="ce14">
            <text:p>12.134</text:p>
          </table:table-cell>
          <table:table-cell office:value-type="percentage" office:value="0.98968189233278958" table:style-name="ce15">
            <text:p>98,97%</text:p>
          </table:table-cell>
          <table:table-cell office:value-type="float" office:value="8030" table:style-name="ce13">
            <text:p>8.030</text:p>
          </table:table-cell>
          <table:table-cell office:value-type="float" office:value="7519" table:style-name="ce13">
            <text:p>7.519</text:p>
          </table:table-cell>
          <table:table-cell office:value-type="float" office:value="2713" table:style-name="ce13">
            <text:p>2.713</text:p>
          </table:table-cell>
          <table:table-cell office:value-type="date" office:date-value="2022-02-15T00:00:00" table:style-name="ce17">
            <text:p>1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17317" table:style-name="ce19">
            <text:p>63.217.317</text:p>
          </table:table-cell>
          <table:table-cell office:value-type="float" office:value="4920000" table:style-name="ce19">
            <text:p>4.920.000</text:p>
          </table:table-cell>
          <table:table-cell office:value-type="float" office:value="18501440" table:style-name="ce20">
            <text:p>18.501.4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35" table:style-name="ce22">
            <text:p>2.113.635</text:p>
          </table:table-cell>
          <table:table-cell office:value-type="float" office:value="97762172" table:style-name="ce23">
            <text:p>97.762.172</text:p>
          </table:table-cell>
          <table:table-cell office:value-type="float" office:value="91716903" table:style-name="ce23">
            <text:p>91.716.903</text:p>
          </table:table-cell>
          <table:table-cell office:value-type="percentage" office:value="0.93816351584332636" table:style-name="ce24">
            <text:p>93,82%</text:p>
          </table:table-cell>
          <table:table-cell office:value-type="float" office:value="41016935" table:style-name="ce23">
            <text:p>41.016.935</text:p>
          </table:table-cell>
          <table:table-cell office:value-type="float" office:value="38391658" table:style-name="ce23">
            <text:p>38.391.658</text:p>
          </table:table-cell>
          <table:table-cell office:value-type="float" office:value="23540410" table:style-name="ce23">
            <text:p>23.540.410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2169" table:style-name="ce32">
            <text:p>7.032.169</text:p>
          </table:table-cell>
          <table:table-cell office:value-type="percentage" office:value="0.93662284455058298" table:style-name="ce33">
            <text:p>93,7%</text:p>
          </table:table-cell>
          <table:table-cell office:value-type="float" office:value="6914888" table:style-name="ce32">
            <text:p>6.914.888</text:p>
          </table:table-cell>
          <table:table-cell office:value-type="percentage" office:value="0.921002050478123" table:style-name="ce33">
            <text:p>92,1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580" table:style-name="ce32">
            <text:p>1.094.580</text:p>
          </table:table-cell>
          <table:table-cell office:value-type="percentage" office:value="0.92027294250585168" table:style-name="ce33">
            <text:p>92,0%</text:p>
          </table:table-cell>
          <table:table-cell office:value-type="float" office:value="1075543" table:style-name="ce32">
            <text:p>1.075.543</text:p>
          </table:table-cell>
          <table:table-cell office:value-type="percentage" office:value="0.90426750114342602" table:style-name="ce33">
            <text:p>90,4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009" table:style-name="ce32">
            <text:p>884.009</text:p>
          </table:table-cell>
          <table:table-cell office:value-type="percentage" office:value="0.95009065535167503" table:style-name="ce33">
            <text:p>95,0%</text:p>
          </table:table-cell>
          <table:table-cell office:value-type="float" office:value="873465" table:style-name="ce32">
            <text:p>873.465</text:p>
          </table:table-cell>
          <table:table-cell office:value-type="percentage" office:value="0.93875846770423244" table:style-name="ce33">
            <text:p>93,9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782" table:style-name="ce32">
            <text:p>895.782</text:p>
          </table:table-cell>
          <table:table-cell office:value-type="percentage" office:value="0.82698739922100251" table:style-name="ce33">
            <text:p>82,7%</text:p>
          </table:table-cell>
          <table:table-cell office:value-type="float" office:value="880783" table:style-name="ce32">
            <text:p>880.783</text:p>
          </table:table-cell>
          <table:table-cell office:value-type="percentage" office:value="0.81314029802794896" table:style-name="ce33">
            <text:p>81,3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9231" table:style-name="ce32">
            <text:p>1.739.231</text:p>
          </table:table-cell>
          <table:table-cell office:value-type="percentage" office:value="0.85528393474740516" table:style-name="ce33">
            <text:p>85,5%</text:p>
          </table:table-cell>
          <table:table-cell office:value-type="float" office:value="1684432" table:style-name="ce32">
            <text:p>1.684.432</text:p>
          </table:table-cell>
          <table:table-cell office:value-type="percentage" office:value="0.82833598801679653" table:style-name="ce33">
            <text:p>82,8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617" table:style-name="ce32">
            <text:p>493.617</text:p>
          </table:table-cell>
          <table:table-cell office:value-type="percentage" office:value="0.93654446725432683" table:style-name="ce33">
            <text:p>93,7%</text:p>
          </table:table-cell>
          <table:table-cell office:value-type="float" office:value="489014" table:style-name="ce32">
            <text:p>489.014</text:p>
          </table:table-cell>
          <table:table-cell office:value-type="percentage" office:value="0.92781114935244813" table:style-name="ce33">
            <text:p>92,8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078" table:style-name="ce32">
            <text:p>2.045.078</text:p>
          </table:table-cell>
          <table:table-cell office:value-type="percentage" office:value="0.94149986948409159" table:style-name="ce33">
            <text:p>94,1%</text:p>
          </table:table-cell>
          <table:table-cell office:value-type="float" office:value="2010106" table:style-name="ce32">
            <text:p>2.010.106</text:p>
          </table:table-cell>
          <table:table-cell office:value-type="percentage" office:value="0.92539968482825075" table:style-name="ce33">
            <text:p>92,5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144" table:style-name="ce32">
            <text:p>1.662.144</text:p>
          </table:table-cell>
          <table:table-cell office:value-type="percentage" office:value="0.91523620629464975" table:style-name="ce33">
            <text:p>91,5%</text:p>
          </table:table-cell>
          <table:table-cell office:value-type="float" office:value="1613086" table:style-name="ce32">
            <text:p>1.613.086</text:p>
          </table:table-cell>
          <table:table-cell office:value-type="percentage" office:value="0.88822310886843214" table:style-name="ce33">
            <text:p>88,8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7982" table:style-name="ce32">
            <text:p>6.237.982</text:p>
          </table:table-cell>
          <table:table-cell office:value-type="percentage" office:value="0.91972887529425362" table:style-name="ce33">
            <text:p>92,0%</text:p>
          </table:table-cell>
          <table:table-cell office:value-type="float" office:value="6101609" table:style-name="ce32">
            <text:p>6.101.609</text:p>
          </table:table-cell>
          <table:table-cell office:value-type="percentage" office:value="0.89962202248344025" table:style-name="ce33">
            <text:p>90,0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0638" table:style-name="ce32">
            <text:p>4.170.638</text:p>
          </table:table-cell>
          <table:table-cell office:value-type="percentage" office:value="0.92845366433765075" table:style-name="ce33">
            <text:p>92,8%</text:p>
          </table:table-cell>
          <table:table-cell office:value-type="float" office:value="4102022" table:style-name="ce32">
            <text:p>4.102.022</text:p>
          </table:table-cell>
          <table:table-cell office:value-type="percentage" office:value="0.91317859691818348" table:style-name="ce33">
            <text:p>91,3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8952" table:style-name="ce32">
            <text:p>908.952</text:p>
          </table:table-cell>
          <table:table-cell office:value-type="percentage" office:value="0.95690237817010393" table:style-name="ce33">
            <text:p>95,7%</text:p>
          </table:table-cell>
          <table:table-cell office:value-type="float" office:value="896487" table:style-name="ce32">
            <text:p>896.487</text:p>
          </table:table-cell>
          <table:table-cell office:value-type="percentage" office:value="0.94377980608280954" table:style-name="ce33">
            <text:p>94,4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779" table:style-name="ce32">
            <text:p>2.339.779</text:p>
          </table:table-cell>
          <table:table-cell office:value-type="percentage" office:value="0.95262948536455971" table:style-name="ce33">
            <text:p>95,3%</text:p>
          </table:table-cell>
          <table:table-cell office:value-type="float" office:value="2322443" table:style-name="ce32">
            <text:p>2.322.443</text:p>
          </table:table-cell>
          <table:table-cell office:value-type="percentage" office:value="0.94557121842640868" table:style-name="ce33">
            <text:p>94,6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397" table:style-name="ce32">
            <text:p>268.397</text:p>
          </table:table-cell>
          <table:table-cell office:value-type="percentage" office:value="0.95352406396214284" table:style-name="ce33">
            <text:p>95,4%</text:p>
          </table:table-cell>
          <table:table-cell office:value-type="float" office:value="261880" table:style-name="ce32">
            <text:p>261.880</text:p>
          </table:table-cell>
          <table:table-cell office:value-type="percentage" office:value="0.93037135985277764" table:style-name="ce33">
            <text:p>93,0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3199" table:style-name="ce32">
            <text:p>5.523.199</text:p>
          </table:table-cell>
          <table:table-cell office:value-type="percentage" office:value="0.92501827192782071" table:style-name="ce33">
            <text:p>92,5%</text:p>
          </table:table-cell>
          <table:table-cell office:value-type="float" office:value="5380285" table:style-name="ce32">
            <text:p>5.380.285</text:p>
          </table:table-cell>
          <table:table-cell office:value-type="percentage" office:value="0.90108321883371845" table:style-name="ce33">
            <text:p>90,1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135" table:style-name="ce32">
            <text:p>539.135</text:p>
          </table:table-cell>
          <table:table-cell office:value-type="percentage" office:value="0.92926432415103055" table:style-name="ce33">
            <text:p>92,9%</text:p>
          </table:table-cell>
          <table:table-cell office:value-type="float" office:value="533848" table:style-name="ce32">
            <text:p>533.848</text:p>
          </table:table-cell>
          <table:table-cell office:value-type="percentage" office:value="0.9201515407446732" table:style-name="ce33">
            <text:p>92,0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59994" table:style-name="ce32">
            <text:p>1.859.994</text:p>
          </table:table-cell>
          <table:table-cell office:value-type="percentage" office:value="0.95128047367783097" table:style-name="ce33">
            <text:p>95,1%</text:p>
          </table:table-cell>
          <table:table-cell office:value-type="float" office:value="1829294" table:style-name="ce32">
            <text:p>1.829.294</text:p>
          </table:table-cell>
          <table:table-cell office:value-type="percentage" office:value="0.93557918080166602" table:style-name="ce33">
            <text:p>93,6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58" table:style-name="ce32">
            <text:p>61.758</text:p>
          </table:table-cell>
          <table:table-cell office:value-type="percentage" office:value="0.90466703776404067" table:style-name="ce33">
            <text:p>90,5%</text:p>
          </table:table-cell>
          <table:table-cell office:value-type="float" office:value="59400" table:style-name="ce32">
            <text:p>59.400</text:p>
          </table:table-cell>
          <table:table-cell office:value-type="percentage" office:value="0.87012568482114083" table:style-name="ce33">
            <text:p>87,0%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05" table:style-name="ce32">
            <text:p>95.005</text:p>
          </table:table-cell>
          <table:table-cell office:value-type="string" table:style-name="ce33">
            <text:p>-</text:p>
          </table:table-cell>
          <table:table-cell office:value-type="float" office:value="90957" table:style-name="ce32">
            <text:p>90.957</text:p>
          </table:table-cell>
          <table:table-cell office:value-type="string" table:style-name="ce33">
            <text:p>-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30" table:style-name="ce32">
            <text:p>8.030</text:p>
          </table:table-cell>
          <table:table-cell office:value-type="string" table:style-name="ce33">
            <text:p>-</text:p>
          </table:table-cell>
          <table:table-cell office:value-type="float" office:value="7519" table:style-name="ce32">
            <text:p>7.519</text:p>
          </table:table-cell>
          <table:table-cell office:value-type="string" table:style-name="ce33">
            <text:p>-</text:p>
          </table:table-cell>
          <table:table-cell office:value-type="date" office:date-value="2022-02-15T00:00:00" table:style-name="ce34">
            <text:p>1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58117" table:style-name="ce35">
            <text:p>39.158.117</text:p>
          </table:table-cell>
          <table:table-cell office:value-type="percentage" office:value="0.92824668407868738" table:style-name="ce36">
            <text:p>92,8%</text:p>
          </table:table-cell>
          <table:table-cell office:value-type="float" office:value="38391658" table:style-name="ce35">
            <text:p>38.391.658</text:p>
          </table:table-cell>
          <table:table-cell office:value-type="percentage" office:value="0.91007770457356285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50" table:style-name="ce45">
            <text:p>435.450</text:p>
          </table:table-cell>
          <table:table-cell office:value-type="percentage" office:value="1" table:style-name="ce46">
            <text:p>100,0%</text:p>
          </table:table-cell>
          <table:table-cell office:value-type="float" office:value="656453" table:style-name="ce45">
            <text:p>656.453</text:p>
          </table:table-cell>
          <table:table-cell office:value-type="percentage" office:value="1" table:style-name="ce46">
            <text:p>100,0%</text:p>
          </table:table-cell>
          <table:table-cell office:value-type="float" office:value="937311" table:style-name="ce45">
            <text:p>937.311</text:p>
          </table:table-cell>
          <table:table-cell office:value-type="percentage" office:value="0.97817014513232226" table:style-name="ce46">
            <text:p>97,8%</text:p>
          </table:table-cell>
          <table:table-cell office:value-type="float" office:value="1229197" table:style-name="ce45">
            <text:p>1.229.197</text:p>
          </table:table-cell>
          <table:table-cell office:value-type="percentage" office:value="0.95464864230955326" table:style-name="ce46">
            <text:p>95,5%</text:p>
          </table:table-cell>
          <table:table-cell office:value-type="float" office:value="1276352" table:style-name="ce45">
            <text:p>1.276.352</text:p>
          </table:table-cell>
          <table:table-cell office:value-type="percentage" office:value="0.92199581604465963" table:style-name="ce46">
            <text:p>92,2%</text:p>
          </table:table-cell>
          <table:table-cell office:value-type="float" office:value="967015" table:style-name="ce45">
            <text:p>967.015</text:p>
          </table:table-cell>
          <table:table-cell office:value-type="percentage" office:value="0.87768986896574885" table:style-name="ce46">
            <text:p>87,8%</text:p>
          </table:table-cell>
          <table:table-cell office:value-type="float" office:value="810804" table:style-name="ce45">
            <text:p>810.804</text:p>
          </table:table-cell>
          <table:table-cell office:value-type="percentage" office:value="0.87549238105110394" table:style-name="ce46">
            <text:p>87,5%</text:p>
          </table:table-cell>
          <table:table-cell office:value-type="float" office:value="719587" table:style-name="ce45">
            <text:p>719.587</text:p>
          </table:table-cell>
          <table:table-cell office:value-type="percentage" office:value="0.93108717648794193" table:style-name="ce46">
            <text:p>93,1%</text:p>
          </table:table-cell>
          <table:table-cell office:value-type="float" office:value="7032169" table:style-name="ce45">
            <text:p>7.032.16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62284455058298" table:style-name="ce46">
            <text:p>93,7%</text:p>
          </table:table-cell>
          <table:table-cell office:value-type="percentage" office:value="0.82709827330918517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64" table:style-name="ce48">
            <text:p>101.664</text:p>
          </table:table-cell>
          <table:table-cell office:value-type="percentage" office:value="1" table:style-name="ce49">
            <text:p>100,0%</text:p>
          </table:table-cell>
          <table:table-cell office:value-type="float" office:value="119832" table:style-name="ce48">
            <text:p>119.832</text:p>
          </table:table-cell>
          <table:table-cell office:value-type="percentage" office:value="1" table:style-name="ce49">
            <text:p>100,0%</text:p>
          </table:table-cell>
          <table:table-cell office:value-type="float" office:value="155976" table:style-name="ce48">
            <text:p>155.976</text:p>
          </table:table-cell>
          <table:table-cell office:value-type="percentage" office:value="0.96693323414543431" table:style-name="ce49">
            <text:p>96,7%</text:p>
          </table:table-cell>
          <table:table-cell office:value-type="float" office:value="188431" table:style-name="ce48">
            <text:p>188.431</text:p>
          </table:table-cell>
          <table:table-cell office:value-type="percentage" office:value="0.93760760312484448" table:style-name="ce49">
            <text:p>93,8%</text:p>
          </table:table-cell>
          <table:table-cell office:value-type="float" office:value="192133" table:style-name="ce48">
            <text:p>192.133</text:p>
          </table:table-cell>
          <table:table-cell office:value-type="percentage" office:value="0.89934327855193619" table:style-name="ce49">
            <text:p>89,9%</text:p>
          </table:table-cell>
          <table:table-cell office:value-type="float" office:value="131611" table:style-name="ce48">
            <text:p>131.611</text:p>
          </table:table-cell>
          <table:table-cell office:value-type="percentage" office:value="0.83151796206674333" table:style-name="ce49">
            <text:p>83,2%</text:p>
          </table:table-cell>
          <table:table-cell office:value-type="float" office:value="110339" table:style-name="ce48">
            <text:p>110.339</text:p>
          </table:table-cell>
          <table:table-cell office:value-type="percentage" office:value="0.84358323521766387" table:style-name="ce49">
            <text:p>84,4%</text:p>
          </table:table-cell>
          <table:table-cell office:value-type="float" office:value="94594" table:style-name="ce48">
            <text:p>94.594</text:p>
          </table:table-cell>
          <table:table-cell office:value-type="percentage" office:value="0.88375047880639401" table:style-name="ce49">
            <text:p>88,4%</text:p>
          </table:table-cell>
          <table:table-cell office:value-type="float" office:value="1094580" table:style-name="ce48">
            <text:p>1.094.58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27294250585168" table:style-name="ce49">
            <text:p>92,0%</text:p>
          </table:table-cell>
          <table:table-cell office:value-type="percentage" office:value="0.82229198735212783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58" table:style-name="ce48">
            <text:p>89.258</text:p>
          </table:table-cell>
          <table:table-cell office:value-type="percentage" office:value="1" table:style-name="ce49">
            <text:p>100,0%</text:p>
          </table:table-cell>
          <table:table-cell office:value-type="float" office:value="114773" table:style-name="ce48">
            <text:p>114.773</text:p>
          </table:table-cell>
          <table:table-cell office:value-type="percentage" office:value="1" table:style-name="ce49">
            <text:p>100,0%</text:p>
          </table:table-cell>
          <table:table-cell office:value-type="float" office:value="149099" table:style-name="ce48">
            <text:p>149.099</text:p>
          </table:table-cell>
          <table:table-cell office:value-type="percentage" office:value="0.98097901177709057" table:style-name="ce49">
            <text:p>98,1%</text:p>
          </table:table-cell>
          <table:table-cell office:value-type="float" office:value="154296" table:style-name="ce48">
            <text:p>154.296</text:p>
          </table:table-cell>
          <table:table-cell office:value-type="percentage" office:value="0.95195671353565769" table:style-name="ce49">
            <text:p>95,2%</text:p>
          </table:table-cell>
          <table:table-cell office:value-type="float" office:value="152302" table:style-name="ce48">
            <text:p>152.302</text:p>
          </table:table-cell>
          <table:table-cell office:value-type="percentage" office:value="0.91792430086788812" table:style-name="ce49">
            <text:p>91,8%</text:p>
          </table:table-cell>
          <table:table-cell office:value-type="float" office:value="92913" table:style-name="ce48">
            <text:p>92.913</text:p>
          </table:table-cell>
          <table:table-cell office:value-type="percentage" office:value="0.85562339420393951" table:style-name="ce49">
            <text:p>85,6%</text:p>
          </table:table-cell>
          <table:table-cell office:value-type="float" office:value="68663" table:style-name="ce48">
            <text:p>68.663</text:p>
          </table:table-cell>
          <table:table-cell office:value-type="percentage" office:value="0.86649756442290704" table:style-name="ce49">
            <text:p>86,6%</text:p>
          </table:table-cell>
          <table:table-cell office:value-type="float" office:value="62705" table:style-name="ce48">
            <text:p>62.705</text:p>
          </table:table-cell>
          <table:table-cell office:value-type="percentage" office:value="0.96090780924359442" table:style-name="ce49">
            <text:p>96,1%</text:p>
          </table:table-cell>
          <table:table-cell office:value-type="float" office:value="884009" table:style-name="ce48">
            <text:p>884.009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09065535167503" table:style-name="ce49">
            <text:p>95,0%</text:p>
          </table:table-cell>
          <table:table-cell office:value-type="percentage" office:value="0.87275999640631896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5" table:style-name="ce48">
            <text:p>51.845</text:p>
          </table:table-cell>
          <table:table-cell office:value-type="percentage" office:value="0.96666231611134934" table:style-name="ce49">
            <text:p>96,7%</text:p>
          </table:table-cell>
          <table:table-cell office:value-type="float" office:value="79916" table:style-name="ce48">
            <text:p>79.916</text:p>
          </table:table-cell>
          <table:table-cell office:value-type="percentage" office:value="0.91611069078570284" table:style-name="ce49">
            <text:p>91,6%</text:p>
          </table:table-cell>
          <table:table-cell office:value-type="float" office:value="112158" table:style-name="ce48">
            <text:p>112.158</text:p>
          </table:table-cell>
          <table:table-cell office:value-type="percentage" office:value="0.8804094416490702" table:style-name="ce49">
            <text:p>88,0%</text:p>
          </table:table-cell>
          <table:table-cell office:value-type="float" office:value="153629" table:style-name="ce48">
            <text:p>153.629</text:p>
          </table:table-cell>
          <table:table-cell office:value-type="percentage" office:value="0.86547648556684764" table:style-name="ce49">
            <text:p>86,5%</text:p>
          </table:table-cell>
          <table:table-cell office:value-type="float" office:value="173796" table:style-name="ce48">
            <text:p>173.796</text:p>
          </table:table-cell>
          <table:table-cell office:value-type="percentage" office:value="0.8022970783342489" table:style-name="ce49">
            <text:p>80,2%</text:p>
          </table:table-cell>
          <table:table-cell office:value-type="float" office:value="135414" table:style-name="ce48">
            <text:p>135.414</text:p>
          </table:table-cell>
          <table:table-cell office:value-type="percentage" office:value="0.73575771406216894" table:style-name="ce49">
            <text:p>73,6%</text:p>
          </table:table-cell>
          <table:table-cell office:value-type="float" office:value="104843" table:style-name="ce48">
            <text:p>104.843</text:p>
          </table:table-cell>
          <table:table-cell office:value-type="percentage" office:value="0.76408940843797601" table:style-name="ce49">
            <text:p>76,4%</text:p>
          </table:table-cell>
          <table:table-cell office:value-type="float" office:value="84181" table:style-name="ce48">
            <text:p>84.181</text:p>
          </table:table-cell>
          <table:table-cell office:value-type="percentage" office:value="0.84573420671917698" table:style-name="ce49">
            <text:p>84,6%</text:p>
          </table:table-cell>
          <table:table-cell office:value-type="float" office:value="895782" table:style-name="ce48">
            <text:p>895.78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698739922100251" table:style-name="ce49">
            <text:p>82,7%</text:p>
          </table:table-cell>
          <table:table-cell office:value-type="percentage" office:value="0.73438298046770922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3" table:style-name="ce48">
            <text:p>94.783</text:p>
          </table:table-cell>
          <table:table-cell office:value-type="percentage" office:value="0.94441123134254001" table:style-name="ce49">
            <text:p>94,4%</text:p>
          </table:table-cell>
          <table:table-cell office:value-type="float" office:value="156082" table:style-name="ce48">
            <text:p>156.082</text:p>
          </table:table-cell>
          <table:table-cell office:value-type="percentage" office:value="0.93213334448120588" table:style-name="ce49">
            <text:p>93,2%</text:p>
          </table:table-cell>
          <table:table-cell office:value-type="float" office:value="229209" table:style-name="ce48">
            <text:p>229.209</text:p>
          </table:table-cell>
          <table:table-cell office:value-type="percentage" office:value="0.91116853173262313" table:style-name="ce49">
            <text:p>91,1%</text:p>
          </table:table-cell>
          <table:table-cell office:value-type="float" office:value="325501" table:style-name="ce48">
            <text:p>325.501</text:p>
          </table:table-cell>
          <table:table-cell office:value-type="percentage" office:value="0.88392030349194972" table:style-name="ce49">
            <text:p>88,4%</text:p>
          </table:table-cell>
          <table:table-cell office:value-type="float" office:value="324610" table:style-name="ce48">
            <text:p>324.610</text:p>
          </table:table-cell>
          <table:table-cell office:value-type="percentage" office:value="0.82366374443359003" table:style-name="ce49">
            <text:p>82,4%</text:p>
          </table:table-cell>
          <table:table-cell office:value-type="float" office:value="238842" table:style-name="ce48">
            <text:p>238.842</text:p>
          </table:table-cell>
          <table:table-cell office:value-type="percentage" office:value="0.76341006577980064" table:style-name="ce49">
            <text:p>76,3%</text:p>
          </table:table-cell>
          <table:table-cell office:value-type="float" office:value="199411" table:style-name="ce48">
            <text:p>199.411</text:p>
          </table:table-cell>
          <table:table-cell office:value-type="percentage" office:value="0.78301416337156571" table:style-name="ce49">
            <text:p>78,3%</text:p>
          </table:table-cell>
          <table:table-cell office:value-type="float" office:value="170793" table:style-name="ce48">
            <text:p>170.793</text:p>
          </table:table-cell>
          <table:table-cell office:value-type="percentage" office:value="0.92688790600493853" table:style-name="ce49">
            <text:p>92,7%</text:p>
          </table:table-cell>
          <table:table-cell office:value-type="float" office:value="1739231" table:style-name="ce48">
            <text:p>1.739.23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28393474740516" table:style-name="ce49">
            <text:p>85,5%</text:p>
          </table:table-cell>
          <table:table-cell office:value-type="percentage" office:value="0.77493094941161633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7" table:style-name="ce48">
            <text:p>42.567</text:p>
          </table:table-cell>
          <table:table-cell office:value-type="percentage" office:value="1" table:style-name="ce49">
            <text:p>100,0%</text:p>
          </table:table-cell>
          <table:table-cell office:value-type="float" office:value="56197" table:style-name="ce48">
            <text:p>56.197</text:p>
          </table:table-cell>
          <table:table-cell office:value-type="percentage" office:value="1" table:style-name="ce49">
            <text:p>100,0%</text:p>
          </table:table-cell>
          <table:table-cell office:value-type="float" office:value="77254" table:style-name="ce48">
            <text:p>77.254</text:p>
          </table:table-cell>
          <table:table-cell office:value-type="percentage" office:value="0.97472778429665519" table:style-name="ce49">
            <text:p>97,5%</text:p>
          </table:table-cell>
          <table:table-cell office:value-type="float" office:value="85133" table:style-name="ce48">
            <text:p>85.133</text:p>
          </table:table-cell>
          <table:table-cell office:value-type="percentage" office:value="0.93583598988677585" table:style-name="ce49">
            <text:p>93,6%</text:p>
          </table:table-cell>
          <table:table-cell office:value-type="float" office:value="89431" table:style-name="ce48">
            <text:p>89.431</text:p>
          </table:table-cell>
          <table:table-cell office:value-type="percentage" office:value="0.91831474749964059" table:style-name="ce49">
            <text:p>91,8%</text:p>
          </table:table-cell>
          <table:table-cell office:value-type="float" office:value="56757" table:style-name="ce48">
            <text:p>56.757</text:p>
          </table:table-cell>
          <table:table-cell office:value-type="percentage" office:value="0.84512641829714996" table:style-name="ce49">
            <text:p>84,5%</text:p>
          </table:table-cell>
          <table:table-cell office:value-type="float" office:value="43347" table:style-name="ce48">
            <text:p>43.347</text:p>
          </table:table-cell>
          <table:table-cell office:value-type="percentage" office:value="0.85206298036286443" table:style-name="ce49">
            <text:p>85,2%</text:p>
          </table:table-cell>
          <table:table-cell office:value-type="float" office:value="42931" table:style-name="ce48">
            <text:p>42.931</text:p>
          </table:table-cell>
          <table:table-cell office:value-type="percentage" office:value="0.94805997835832434" table:style-name="ce49">
            <text:p>94,8%</text:p>
          </table:table-cell>
          <table:table-cell office:value-type="float" office:value="493617" table:style-name="ce48">
            <text:p>493.61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54446725432683" table:style-name="ce49">
            <text:p>93,7%</text:p>
          </table:table-cell>
          <table:table-cell office:value-type="percentage" office:value="0.84573420942166178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88" table:style-name="ce48">
            <text:p>229.988</text:p>
          </table:table-cell>
          <table:table-cell office:value-type="percentage" office:value="1" table:style-name="ce49">
            <text:p>100,0%</text:p>
          </table:table-cell>
          <table:table-cell office:value-type="float" office:value="252313" table:style-name="ce48">
            <text:p>252.313</text:p>
          </table:table-cell>
          <table:table-cell office:value-type="percentage" office:value="1" table:style-name="ce49">
            <text:p>100,0%</text:p>
          </table:table-cell>
          <table:table-cell office:value-type="float" office:value="324552" table:style-name="ce48">
            <text:p>324.552</text:p>
          </table:table-cell>
          <table:table-cell office:value-type="percentage" office:value="0.99177675305506918" table:style-name="ce49">
            <text:p>99,2%</text:p>
          </table:table-cell>
          <table:table-cell office:value-type="float" office:value="357763" table:style-name="ce48">
            <text:p>357.763</text:p>
          </table:table-cell>
          <table:table-cell office:value-type="percentage" office:value="0.93851045243610365" table:style-name="ce49">
            <text:p>93,9%</text:p>
          </table:table-cell>
          <table:table-cell office:value-type="float" office:value="326006" table:style-name="ce48">
            <text:p>326.006</text:p>
          </table:table-cell>
          <table:table-cell office:value-type="percentage" office:value="0.9050643805420292" table:style-name="ce49">
            <text:p>90,5%</text:p>
          </table:table-cell>
          <table:table-cell office:value-type="float" office:value="218691" table:style-name="ce48">
            <text:p>218.691</text:p>
          </table:table-cell>
          <table:table-cell office:value-type="percentage" office:value="0.84468640643950221" table:style-name="ce49">
            <text:p>84,5%</text:p>
          </table:table-cell>
          <table:table-cell office:value-type="float" office:value="180663" table:style-name="ce48">
            <text:p>180.663</text:p>
          </table:table-cell>
          <table:table-cell office:value-type="percentage" office:value="0.85307325088889829" table:style-name="ce49">
            <text:p>85,3%</text:p>
          </table:table-cell>
          <table:table-cell office:value-type="float" office:value="155102" table:style-name="ce48">
            <text:p>155.102</text:p>
          </table:table-cell>
          <table:table-cell office:value-type="percentage" office:value="0.92213938334581858" table:style-name="ce49">
            <text:p>92,2%</text:p>
          </table:table-cell>
          <table:table-cell office:value-type="float" office:value="2045078" table:style-name="ce48">
            <text:p>2.045.07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49986948409159" table:style-name="ce49">
            <text:p>94,1%</text:p>
          </table:table-cell>
          <table:table-cell office:value-type="percentage" office:value="0.85688259982930037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6" table:style-name="ce48">
            <text:p>139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59970" table:style-name="ce48">
            <text:p>159.970</text:p>
          </table:table-cell>
          <table:table-cell office:value-type="percentage" office:value="1" table:style-name="ce49">
            <text:p>100,0%</text:p>
          </table:table-cell>
          <table:table-cell office:value-type="float" office:value="226254" table:style-name="ce48">
            <text:p>226.254</text:p>
          </table:table-cell>
          <table:table-cell office:value-type="percentage" office:value="0.9922202536530601" table:style-name="ce49">
            <text:p>99,2%</text:p>
          </table:table-cell>
          <table:table-cell office:value-type="float" office:value="290809" table:style-name="ce48">
            <text:p>290.809</text:p>
          </table:table-cell>
          <table:table-cell office:value-type="percentage" office:value="0.93385505142787417" table:style-name="ce49">
            <text:p>93,4%</text:p>
          </table:table-cell>
          <table:table-cell office:value-type="float" office:value="292720" table:style-name="ce48">
            <text:p>292.720</text:p>
          </table:table-cell>
          <table:table-cell office:value-type="percentage" office:value="0.88520356476483375" table:style-name="ce49">
            <text:p>88,5%</text:p>
          </table:table-cell>
          <table:table-cell office:value-type="float" office:value="212547" table:style-name="ce48">
            <text:p>212.547</text:p>
          </table:table-cell>
          <table:table-cell office:value-type="percentage" office:value="0.82462143696823675" table:style-name="ce49">
            <text:p>82,5%</text:p>
          </table:table-cell>
          <table:table-cell office:value-type="float" office:value="180825" table:style-name="ce48">
            <text:p>180.825</text:p>
          </table:table-cell>
          <table:table-cell office:value-type="percentage" office:value="0.82571509461532844" table:style-name="ce49">
            <text:p>82,6%</text:p>
          </table:table-cell>
          <table:table-cell office:value-type="float" office:value="159573" table:style-name="ce48">
            <text:p>159.573</text:p>
          </table:table-cell>
          <table:table-cell office:value-type="percentage" office:value="0.89740518288567961" table:style-name="ce49">
            <text:p>89,7%</text:p>
          </table:table-cell>
          <table:table-cell office:value-type="float" office:value="1662144" table:style-name="ce48">
            <text:p>1.662.14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23620629464975" table:style-name="ce49">
            <text:p>91,5%</text:p>
          </table:table-cell>
          <table:table-cell office:value-type="percentage" office:value="0.8113338696198874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52" table:style-name="ce48">
            <text:p>461.052</text:p>
          </table:table-cell>
          <table:table-cell office:value-type="percentage" office:value="1" table:style-name="ce49">
            <text:p>100,0%</text:p>
          </table:table-cell>
          <table:table-cell office:value-type="float" office:value="622003" table:style-name="ce48">
            <text:p>622.003</text:p>
          </table:table-cell>
          <table:table-cell office:value-type="percentage" office:value="0.97839826594687107" table:style-name="ce49">
            <text:p>97,8%</text:p>
          </table:table-cell>
          <table:table-cell office:value-type="float" office:value="809790" table:style-name="ce48">
            <text:p>809.790</text:p>
          </table:table-cell>
          <table:table-cell office:value-type="percentage" office:value="0.94991812163043532" table:style-name="ce49">
            <text:p>95,0%</text:p>
          </table:table-cell>
          <table:table-cell office:value-type="float" office:value="1044558" table:style-name="ce48">
            <text:p>1.044.558</text:p>
          </table:table-cell>
          <table:table-cell office:value-type="percentage" office:value="0.95184713700825863" table:style-name="ce49">
            <text:p>95,2%</text:p>
          </table:table-cell>
          <table:table-cell office:value-type="float" office:value="1165874" table:style-name="ce48">
            <text:p>1.165.874</text:p>
          </table:table-cell>
          <table:table-cell office:value-type="percentage" office:value="0.9140310302384107" table:style-name="ce49">
            <text:p>91,4%</text:p>
          </table:table-cell>
          <table:table-cell office:value-type="float" office:value="831921" table:style-name="ce48">
            <text:p>831.921</text:p>
          </table:table-cell>
          <table:table-cell office:value-type="percentage" office:value="0.86064235672875189" table:style-name="ce49">
            <text:p>86,1%</text:p>
          </table:table-cell>
          <table:table-cell office:value-type="float" office:value="698441" table:style-name="ce48">
            <text:p>698.441</text:p>
          </table:table-cell>
          <table:table-cell office:value-type="percentage" office:value="0.84246045770515376" table:style-name="ce49">
            <text:p>84,2%</text:p>
          </table:table-cell>
          <table:table-cell office:value-type="float" office:value="604343" table:style-name="ce48">
            <text:p>604.343</text:p>
          </table:table-cell>
          <table:table-cell office:value-type="percentage" office:value="0.90017322968349467" table:style-name="ce49">
            <text:p>90,0%</text:p>
          </table:table-cell>
          <table:table-cell office:value-type="float" office:value="6237982" table:style-name="ce48">
            <text:p>6.237.98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72887529425362" table:style-name="ce49">
            <text:p>92,0%</text:p>
          </table:table-cell>
          <table:table-cell office:value-type="percentage" office:value="0.81316337761249691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10" table:style-name="ce48">
            <text:p>298.110</text:p>
          </table:table-cell>
          <table:table-cell office:value-type="percentage" office:value="1" table:style-name="ce49">
            <text:p>100,0%</text:p>
          </table:table-cell>
          <table:table-cell office:value-type="float" office:value="436337" table:style-name="ce48">
            <text:p>436.337</text:p>
          </table:table-cell>
          <table:table-cell office:value-type="percentage" office:value="0.99218010987411775" table:style-name="ce49">
            <text:p>99,2%</text:p>
          </table:table-cell>
          <table:table-cell office:value-type="float" office:value="574624" table:style-name="ce48">
            <text:p>574.624</text:p>
          </table:table-cell>
          <table:table-cell office:value-type="percentage" office:value="0.96229359949090665" table:style-name="ce49">
            <text:p>96,2%</text:p>
          </table:table-cell>
          <table:table-cell office:value-type="float" office:value="721573" table:style-name="ce48">
            <text:p>721.573</text:p>
          </table:table-cell>
          <table:table-cell office:value-type="percentage" office:value="0.94657849444310349" table:style-name="ce49">
            <text:p>94,7%</text:p>
          </table:table-cell>
          <table:table-cell office:value-type="float" office:value="765530" table:style-name="ce48">
            <text:p>765.530</text:p>
          </table:table-cell>
          <table:table-cell office:value-type="percentage" office:value="0.91056150480003517" table:style-name="ce49">
            <text:p>91,1%</text:p>
          </table:table-cell>
          <table:table-cell office:value-type="float" office:value="529419" table:style-name="ce48">
            <text:p>529.419</text:p>
          </table:table-cell>
          <table:table-cell office:value-type="percentage" office:value="0.8623568830517282" table:style-name="ce49">
            <text:p>86,2%</text:p>
          </table:table-cell>
          <table:table-cell office:value-type="float" office:value="446715" table:style-name="ce48">
            <text:p>446.715</text:p>
          </table:table-cell>
          <table:table-cell office:value-type="percentage" office:value="0.87117496436044795" table:style-name="ce49">
            <text:p>87,1%</text:p>
          </table:table-cell>
          <table:table-cell office:value-type="float" office:value="398330" table:style-name="ce48">
            <text:p>398.330</text:p>
          </table:table-cell>
          <table:table-cell office:value-type="percentage" office:value="0.92042174924728892" table:style-name="ce49">
            <text:p>92,0%</text:p>
          </table:table-cell>
          <table:table-cell office:value-type="float" office:value="4170638" table:style-name="ce48">
            <text:p>4.170.638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45366433765075" table:style-name="ce49">
            <text:p>92,8%</text:p>
          </table:table-cell>
          <table:table-cell office:value-type="percentage" office:value="0.82635244979983336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0" table:style-name="ce48">
            <text:p>78.420</text:p>
          </table:table-cell>
          <table:table-cell office:value-type="percentage" office:value="1" table:style-name="ce49">
            <text:p>100,0%</text:p>
          </table:table-cell>
          <table:table-cell office:value-type="float" office:value="96149" table:style-name="ce48">
            <text:p>96.149</text:p>
          </table:table-cell>
          <table:table-cell office:value-type="percentage" office:value="1" table:style-name="ce49">
            <text:p>100,0%</text:p>
          </table:table-cell>
          <table:table-cell office:value-type="float" office:value="133455" table:style-name="ce48">
            <text:p>133.455</text:p>
          </table:table-cell>
          <table:table-cell office:value-type="percentage" office:value="1" table:style-name="ce49">
            <text:p>100,0%</text:p>
          </table:table-cell>
          <table:table-cell office:value-type="float" office:value="162323" table:style-name="ce48">
            <text:p>162.323</text:p>
          </table:table-cell>
          <table:table-cell office:value-type="percentage" office:value="0.96647871726018586" table:style-name="ce49">
            <text:p>96,6%</text:p>
          </table:table-cell>
          <table:table-cell office:value-type="float" office:value="147317" table:style-name="ce48">
            <text:p>147.317</text:p>
          </table:table-cell>
          <table:table-cell office:value-type="percentage" office:value="0.93513228722323782" table:style-name="ce49">
            <text:p>93,5%</text:p>
          </table:table-cell>
          <table:table-cell office:value-type="float" office:value="114746" table:style-name="ce48">
            <text:p>114.746</text:p>
          </table:table-cell>
          <table:table-cell office:value-type="percentage" office:value="0.88373561713467141" table:style-name="ce49">
            <text:p>88,4%</text:p>
          </table:table-cell>
          <table:table-cell office:value-type="float" office:value="95547" table:style-name="ce48">
            <text:p>95.547</text:p>
          </table:table-cell>
          <table:table-cell office:value-type="percentage" office:value="0.84926137272678792" table:style-name="ce49">
            <text:p>84,9%</text:p>
          </table:table-cell>
          <table:table-cell office:value-type="float" office:value="80995" table:style-name="ce48">
            <text:p>80.995</text:p>
          </table:table-cell>
          <table:table-cell office:value-type="percentage" office:value="0.94499994166306922" table:style-name="ce49">
            <text:p>94,5%</text:p>
          </table:table-cell>
          <table:table-cell office:value-type="float" office:value="908952" table:style-name="ce48">
            <text:p>908.952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90237817010393" table:style-name="ce49">
            <text:p>95,7%</text:p>
          </table:table-cell>
          <table:table-cell office:value-type="percentage" office:value="0.85912368537210337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61" table:style-name="ce48">
            <text:p>243.061</text:p>
          </table:table-cell>
          <table:table-cell office:value-type="percentage" office:value="1" table:style-name="ce49">
            <text:p>100,0%</text:p>
          </table:table-cell>
          <table:table-cell office:value-type="float" office:value="292333" table:style-name="ce48">
            <text:p>292.333</text:p>
          </table:table-cell>
          <table:table-cell office:value-type="percentage" office:value="1" table:style-name="ce49">
            <text:p>100,0%</text:p>
          </table:table-cell>
          <table:table-cell office:value-type="float" office:value="348195" table:style-name="ce48">
            <text:p>348.195</text:p>
          </table:table-cell>
          <table:table-cell office:value-type="percentage" office:value="0.98480905969465393" table:style-name="ce49">
            <text:p>98,5%</text:p>
          </table:table-cell>
          <table:table-cell office:value-type="float" office:value="393752" table:style-name="ce48">
            <text:p>393.752</text:p>
          </table:table-cell>
          <table:table-cell office:value-type="percentage" office:value="0.96224828934506357" table:style-name="ce49">
            <text:p>96,2%</text:p>
          </table:table-cell>
          <table:table-cell office:value-type="float" office:value="412441" table:style-name="ce48">
            <text:p>412.441</text:p>
          </table:table-cell>
          <table:table-cell office:value-type="percentage" office:value="0.93136074898890564" table:style-name="ce49">
            <text:p>93,1%</text:p>
          </table:table-cell>
          <table:table-cell office:value-type="float" office:value="268786" table:style-name="ce48">
            <text:p>268.786</text:p>
          </table:table-cell>
          <table:table-cell office:value-type="percentage" office:value="0.87099073876045863" table:style-name="ce49">
            <text:p>87,1%</text:p>
          </table:table-cell>
          <table:table-cell office:value-type="float" office:value="204540" table:style-name="ce48">
            <text:p>204.540</text:p>
          </table:table-cell>
          <table:table-cell office:value-type="percentage" office:value="0.8879068596383084" table:style-name="ce49">
            <text:p>88,8%</text:p>
          </table:table-cell>
          <table:table-cell office:value-type="float" office:value="176671" table:style-name="ce48">
            <text:p>176.671</text:p>
          </table:table-cell>
          <table:table-cell office:value-type="percentage" office:value="0.96360393577100967" table:style-name="ce49">
            <text:p>96,4%</text:p>
          </table:table-cell>
          <table:table-cell office:value-type="float" office:value="2339779" table:style-name="ce48">
            <text:p>2.339.77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62948536455971" table:style-name="ce49">
            <text:p>95,3%</text:p>
          </table:table-cell>
          <table:table-cell office:value-type="percentage" office:value="0.86758864701232097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2" table:style-name="ce48">
            <text:p>23.472</text:p>
          </table:table-cell>
          <table:table-cell office:value-type="percentage" office:value="1" table:style-name="ce49">
            <text:p>100,0%</text:p>
          </table:table-cell>
          <table:table-cell office:value-type="float" office:value="28782" table:style-name="ce48">
            <text:p>28.782</text:p>
          </table:table-cell>
          <table:table-cell office:value-type="percentage" office:value="1" table:style-name="ce49">
            <text:p>100,0%</text:p>
          </table:table-cell>
          <table:table-cell office:value-type="float" office:value="38503" table:style-name="ce48">
            <text:p>38.503</text:p>
          </table:table-cell>
          <table:table-cell office:value-type="percentage" office:value="0.99712539493447971" table:style-name="ce49">
            <text:p>99,7%</text:p>
          </table:table-cell>
          <table:table-cell office:value-type="float" office:value="45922" table:style-name="ce48">
            <text:p>45.922</text:p>
          </table:table-cell>
          <table:table-cell office:value-type="percentage" office:value="0.96677894736842107" table:style-name="ce49">
            <text:p>96,7%</text:p>
          </table:table-cell>
          <table:table-cell office:value-type="float" office:value="48449" table:style-name="ce48">
            <text:p>48.449</text:p>
          </table:table-cell>
          <table:table-cell office:value-type="percentage" office:value="0.93668316448843869" table:style-name="ce49">
            <text:p>93,7%</text:p>
          </table:table-cell>
          <table:table-cell office:value-type="float" office:value="32468" table:style-name="ce48">
            <text:p>32.468</text:p>
          </table:table-cell>
          <table:table-cell office:value-type="percentage" office:value="0.8766605464953019" table:style-name="ce49">
            <text:p>87,7%</text:p>
          </table:table-cell>
          <table:table-cell office:value-type="float" office:value="25742" table:style-name="ce48">
            <text:p>25.742</text:p>
          </table:table-cell>
          <table:table-cell office:value-type="percentage" office:value="0.85334482530000666" table:style-name="ce49">
            <text:p>85,3%</text:p>
          </table:table-cell>
          <table:table-cell office:value-type="float" office:value="25059" table:style-name="ce48">
            <text:p>25.059</text:p>
          </table:table-cell>
          <table:table-cell office:value-type="percentage" office:value="0.96436405618626131" table:style-name="ce49">
            <text:p>96,4%</text:p>
          </table:table-cell>
          <table:table-cell office:value-type="float" office:value="268397" table:style-name="ce48">
            <text:p>268.39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52406396214284" table:style-name="ce49">
            <text:p>95,4%</text:p>
          </table:table-cell>
          <table:table-cell office:value-type="percentage" office:value="0.84888479834016495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24" table:style-name="ce48">
            <text:p>375.724</text:p>
          </table:table-cell>
          <table:table-cell office:value-type="percentage" office:value="1" table:style-name="ce49">
            <text:p>100,0%</text:p>
          </table:table-cell>
          <table:table-cell office:value-type="float" office:value="513640" table:style-name="ce48">
            <text:p>513.640</text:p>
          </table:table-cell>
          <table:table-cell office:value-type="percentage" office:value="0.9745564936913006" table:style-name="ce49">
            <text:p>97,5%</text:p>
          </table:table-cell>
          <table:table-cell office:value-type="float" office:value="695495" table:style-name="ce48">
            <text:p>695.495</text:p>
          </table:table-cell>
          <table:table-cell office:value-type="percentage" office:value="0.96535120714878586" table:style-name="ce49">
            <text:p>96,5%</text:p>
          </table:table-cell>
          <table:table-cell office:value-type="float" office:value="953144" table:style-name="ce48">
            <text:p>953.144</text:p>
          </table:table-cell>
          <table:table-cell office:value-type="percentage" office:value="0.96300614594057743" table:style-name="ce49">
            <text:p>96,3%</text:p>
          </table:table-cell>
          <table:table-cell office:value-type="float" office:value="1057057" table:style-name="ce48">
            <text:p>1.057.057</text:p>
          </table:table-cell>
          <table:table-cell office:value-type="percentage" office:value="0.91438306691936999" table:style-name="ce49">
            <text:p>91,4%</text:p>
          </table:table-cell>
          <table:table-cell office:value-type="float" office:value="785771" table:style-name="ce48">
            <text:p>785.771</text:p>
          </table:table-cell>
          <table:table-cell office:value-type="percentage" office:value="0.8722609019985702" table:style-name="ce49">
            <text:p>87,2%</text:p>
          </table:table-cell>
          <table:table-cell office:value-type="float" office:value="641361" table:style-name="ce48">
            <text:p>641.361</text:p>
          </table:table-cell>
          <table:table-cell office:value-type="percentage" office:value="0.87193922428853232" table:style-name="ce49">
            <text:p>87,2%</text:p>
          </table:table-cell>
          <table:table-cell office:value-type="float" office:value="501007" table:style-name="ce48">
            <text:p>501.007</text:p>
          </table:table-cell>
          <table:table-cell office:value-type="percentage" office:value="0.87782002312786911" table:style-name="ce49">
            <text:p>87,8%</text:p>
          </table:table-cell>
          <table:table-cell office:value-type="float" office:value="5523199" table:style-name="ce48">
            <text:p>5.523.199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01827192782071" table:style-name="ce49">
            <text:p>92,5%</text:p>
          </table:table-cell>
          <table:table-cell office:value-type="percentage" office:value="0.81754582857941316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30" table:style-name="ce48">
            <text:p>72.630</text:p>
          </table:table-cell>
          <table:table-cell office:value-type="percentage" office:value="0.95982555834544736" table:style-name="ce49">
            <text:p>96,0%</text:p>
          </table:table-cell>
          <table:table-cell office:value-type="float" office:value="92534" table:style-name="ce48">
            <text:p>92.534</text:p>
          </table:table-cell>
          <table:table-cell office:value-type="percentage" office:value="0.94714323732317962" table:style-name="ce49">
            <text:p>94,7%</text:p>
          </table:table-cell>
          <table:table-cell office:value-type="float" office:value="96581" table:style-name="ce48">
            <text:p>96.581</text:p>
          </table:table-cell>
          <table:table-cell office:value-type="percentage" office:value="0.91352874965712283" table:style-name="ce49">
            <text:p>91,4%</text:p>
          </table:table-cell>
          <table:table-cell office:value-type="float" office:value="65992" table:style-name="ce48">
            <text:p>65.992</text:p>
          </table:table-cell>
          <table:table-cell office:value-type="percentage" office:value="0.8600659463827236" table:style-name="ce49">
            <text:p>86,0%</text:p>
          </table:table-cell>
          <table:table-cell office:value-type="float" office:value="59969" table:style-name="ce48">
            <text:p>59.969</text:p>
          </table:table-cell>
          <table:table-cell office:value-type="percentage" office:value="0.871617104153949" table:style-name="ce49">
            <text:p>87,2%</text:p>
          </table:table-cell>
          <table:table-cell office:value-type="float" office:value="52846" table:style-name="ce48">
            <text:p>52.846</text:p>
          </table:table-cell>
          <table:table-cell office:value-type="percentage" office:value="0.91872533509500875" table:style-name="ce49">
            <text:p>91,9%</text:p>
          </table:table-cell>
          <table:table-cell office:value-type="float" office:value="539135" table:style-name="ce48">
            <text:p>539.13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26432415103055" table:style-name="ce49">
            <text:p>92,9%</text:p>
          </table:table-cell>
          <table:table-cell office:value-type="percentage" office:value="0.81978517579152566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65" table:style-name="ce48">
            <text:p>164.765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2" table:style-name="ce48">
            <text:p>214.412</text:p>
          </table:table-cell>
          <table:table-cell office:value-type="percentage" office:value="0.99096900622094042" table:style-name="ce49">
            <text:p>99,1%</text:p>
          </table:table-cell>
          <table:table-cell office:value-type="float" office:value="280234" table:style-name="ce48">
            <text:p>280.234</text:p>
          </table:table-cell>
          <table:table-cell office:value-type="percentage" office:value="0.98617342863075064" table:style-name="ce49">
            <text:p>98,6%</text:p>
          </table:table-cell>
          <table:table-cell office:value-type="float" office:value="327093" table:style-name="ce48">
            <text:p>327.093</text:p>
          </table:table-cell>
          <table:table-cell office:value-type="percentage" office:value="0.9692592164567202" table:style-name="ce49">
            <text:p>96,9%</text:p>
          </table:table-cell>
          <table:table-cell office:value-type="float" office:value="326434" table:style-name="ce48">
            <text:p>326.434</text:p>
          </table:table-cell>
          <table:table-cell office:value-type="percentage" office:value="0.93785625632067671" table:style-name="ce49">
            <text:p>93,8%</text:p>
          </table:table-cell>
          <table:table-cell office:value-type="float" office:value="212033" table:style-name="ce48">
            <text:p>212.033</text:p>
          </table:table-cell>
          <table:table-cell office:value-type="percentage" office:value="0.89226334504597382" table:style-name="ce49">
            <text:p>89,2%</text:p>
          </table:table-cell>
          <table:table-cell office:value-type="float" office:value="175348" table:style-name="ce48">
            <text:p>175.348</text:p>
          </table:table-cell>
          <table:table-cell office:value-type="percentage" office:value="0.88019476445046807" table:style-name="ce49">
            <text:p>88,0%</text:p>
          </table:table-cell>
          <table:table-cell office:value-type="float" office:value="159675" table:style-name="ce48">
            <text:p>159.675</text:p>
          </table:table-cell>
          <table:table-cell office:value-type="percentage" office:value="0.92395424061290266" table:style-name="ce49">
            <text:p>92,4%</text:p>
          </table:table-cell>
          <table:table-cell office:value-type="float" office:value="1859994" table:style-name="ce48">
            <text:p>1.859.994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28047367783097" table:style-name="ce49">
            <text:p>95,1%</text:p>
          </table:table-cell>
          <table:table-cell office:value-type="percentage" office:value="0.8509022337628116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6" table:style-name="ce48">
            <text:p>7.526</text:p>
          </table:table-cell>
          <table:table-cell office:value-type="percentage" office:value="0.94016239850093697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5" table:style-name="ce48">
            <text:p>10.695</text:p>
          </table:table-cell>
          <table:table-cell office:value-type="percentage" office:value="0.97912661356770114" table:style-name="ce49">
            <text:p>97,9%</text:p>
          </table:table-cell>
          <table:table-cell office:value-type="float" office:value="9306" table:style-name="ce48">
            <text:p>9.306</text:p>
          </table:table-cell>
          <table:table-cell office:value-type="percentage" office:value="0.84970781592403211" table:style-name="ce49">
            <text:p>85,0%</text:p>
          </table:table-cell>
          <table:table-cell office:value-type="float" office:value="9700" table:style-name="ce48">
            <text:p>9.700</text:p>
          </table:table-cell>
          <table:table-cell office:value-type="percentage" office:value="0.82969805833547172" table:style-name="ce49">
            <text:p>83,0%</text:p>
          </table:table-cell>
          <table:table-cell office:value-type="float" office:value="8817" table:style-name="ce48">
            <text:p>8.817</text:p>
          </table:table-cell>
          <table:table-cell office:value-type="percentage" office:value="0.92035490605427972" table:style-name="ce49">
            <text:p>92,0%</text:p>
          </table:table-cell>
          <table:table-cell office:value-type="float" office:value="61758" table:style-name="ce48">
            <text:p>61.75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66703776404067" table:style-name="ce49">
            <text:p>90,5%</text:p>
          </table:table-cell>
          <table:table-cell office:value-type="percentage" office:value="0.73502178000999741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65" table:style-name="ce48">
            <text:p>9.665</text:p>
          </table:table-cell>
          <table:table-cell office:value-type="string" table:style-name="ce49">
            <text:p>-</text:p>
          </table:table-cell>
          <table:table-cell office:value-type="float" office:value="22650" table:style-name="ce48">
            <text:p>22.650</text:p>
          </table:table-cell>
          <table:table-cell office:value-type="string" table:style-name="ce49">
            <text:p>-</text:p>
          </table:table-cell>
          <table:table-cell office:value-type="float" office:value="32643" table:style-name="ce48">
            <text:p>32.643</text:p>
          </table:table-cell>
          <table:table-cell office:value-type="string" table:style-name="ce49">
            <text:p>-</text:p>
          </table:table-cell>
          <table:table-cell office:value-type="float" office:value="25067" table:style-name="ce48">
            <text:p>25.067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05" table:style-name="ce48">
            <text:p>95.00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0" table:style-name="ce51">
            <text:p>920</text:p>
          </table:table-cell>
          <table:table-cell office:value-type="string" table:style-name="ce52">
            <text:p>-</text:p>
          </table:table-cell>
          <table:table-cell office:value-type="float" office:value="1936" table:style-name="ce51">
            <text:p>1.936</text:p>
          </table:table-cell>
          <table:table-cell office:value-type="string" table:style-name="ce52">
            <text:p>-</text:p>
          </table:table-cell>
          <table:table-cell office:value-type="float" office:value="2397" table:style-name="ce51">
            <text:p>2.397</text:p>
          </table:table-cell>
          <table:table-cell office:value-type="string" table:style-name="ce52">
            <text:p>-</text:p>
          </table:table-cell>
          <table:table-cell office:value-type="float" office:value="2104" table:style-name="ce51">
            <text:p>2.104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30" table:style-name="ce51">
            <text:p>8.03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151" table:style-name="ce55">
            <text:p>2.951.151</text:p>
          </table:table-cell>
          <table:table-cell office:value-type="percentage" office:value="1" table:style-name="ce56">
            <text:p>100,0%</text:p>
          </table:table-cell>
          <table:table-cell office:value-type="float" office:value="3966831" table:style-name="ce55">
            <text:p>3.966.831</text:p>
          </table:table-cell>
          <table:table-cell office:value-type="percentage" office:value="0.99249455005455578" table:style-name="ce56">
            <text:p>99,2%</text:p>
          </table:table-cell>
          <table:table-cell office:value-type="float" office:value="5334340" table:style-name="ce55">
            <text:p>5.334.340</text:p>
          </table:table-cell>
          <table:table-cell office:value-type="percentage" office:value="0.96853110032209688" table:style-name="ce56">
            <text:p>96,9%</text:p>
          </table:table-cell>
          <table:table-cell office:value-type="float" office:value="6767368" table:style-name="ce55">
            <text:p>6.767.368</text:p>
          </table:table-cell>
          <table:table-cell office:value-type="percentage" office:value="0.94917804557097241" table:style-name="ce56">
            <text:p>94,9%</text:p>
          </table:table-cell>
          <table:table-cell office:value-type="float" office:value="7130689" table:style-name="ce55">
            <text:p>7.130.689</text:p>
          </table:table-cell>
          <table:table-cell office:value-type="percentage" office:value="0.91222516914832752" table:style-name="ce56">
            <text:p>91,2%</text:p>
          </table:table-cell>
          <table:table-cell office:value-type="float" office:value="5123912" table:style-name="ce55">
            <text:p>5.123.912</text:p>
          </table:table-cell>
          <table:table-cell office:value-type="percentage" office:value="0.86231820155435357" table:style-name="ce56">
            <text:p>86,2%</text:p>
          </table:table-cell>
          <table:table-cell office:value-type="float" office:value="4243734" table:style-name="ce55">
            <text:p>4.243.734</text:p>
          </table:table-cell>
          <table:table-cell office:value-type="percentage" office:value="0.8617409924247732" table:style-name="ce56">
            <text:p>86,2%</text:p>
          </table:table-cell>
          <table:table-cell office:value-type="float" office:value="3640092" table:style-name="ce55">
            <text:p>3.640.092</text:p>
          </table:table-cell>
          <table:table-cell office:value-type="percentage" office:value="0.9136864257239401" table:style-name="ce56">
            <text:p>91,4%</text:p>
          </table:table-cell>
          <table:table-cell office:value-type="float" office:value="39158117" table:style-name="ce55">
            <text:p>39.158.117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24668407868738" table:style-name="ce56">
            <text:p>92,8%</text:p>
          </table:table-cell>
          <table:table-cell office:value-type="percentage" office:value="0.82614332204111007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48" table:style-name="ce45">
            <text:p>430.548</text:p>
          </table:table-cell>
          <table:table-cell office:value-type="percentage" office:value="1" table:style-name="ce46">
            <text:p>100,0%</text:p>
          </table:table-cell>
          <table:table-cell office:value-type="float" office:value="652586" table:style-name="ce45">
            <text:p>652.586</text:p>
          </table:table-cell>
          <table:table-cell office:value-type="percentage" office:value="0.99734534778694928" table:style-name="ce46">
            <text:p>99,7%</text:p>
          </table:table-cell>
          <table:table-cell office:value-type="float" office:value="930434" table:style-name="ce45">
            <text:p>930.434</text:p>
          </table:table-cell>
          <table:table-cell office:value-type="percentage" office:value="0.97099336379925882" table:style-name="ce46">
            <text:p>97,1%</text:p>
          </table:table-cell>
          <table:table-cell office:value-type="float" office:value="1219228" table:style-name="ce45">
            <text:p>1.219.228</text:p>
          </table:table-cell>
          <table:table-cell office:value-type="percentage" office:value="0.94690627691557339" table:style-name="ce46">
            <text:p>94,7%</text:p>
          </table:table-cell>
          <table:table-cell office:value-type="float" office:value="1261473" table:style-name="ce45">
            <text:p>1.261.473</text:p>
          </table:table-cell>
          <table:table-cell office:value-type="percentage" office:value="0.91124770286982348" table:style-name="ce46">
            <text:p>91,1%</text:p>
          </table:table-cell>
          <table:table-cell office:value-type="float" office:value="944094" table:style-name="ce45">
            <text:p>944.094</text:p>
          </table:table-cell>
          <table:table-cell office:value-type="percentage" office:value="0.85688612808627551" table:style-name="ce46">
            <text:p>85,7%</text:p>
          </table:table-cell>
          <table:table-cell office:value-type="float" office:value="783790" table:style-name="ce45">
            <text:p>783.790</text:p>
          </table:table-cell>
          <table:table-cell office:value-type="percentage" office:value="0.84632312290522094" table:style-name="ce46">
            <text:p>84,6%</text:p>
          </table:table-cell>
          <table:table-cell office:value-type="float" office:value="692735" table:style-name="ce45">
            <text:p>692.735</text:p>
          </table:table-cell>
          <table:table-cell office:value-type="percentage" office:value="0.89634286778996075" table:style-name="ce46">
            <text:p>89,6%</text:p>
          </table:table-cell>
          <table:table-cell office:value-type="float" office:value="6914888" table:style-name="ce45">
            <text:p>6.914.88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002050478123" table:style-name="ce46">
            <text:p>92,1%</text:p>
          </table:table-cell>
          <table:table-cell office:value-type="percentage" office:value="0.81330410644658913" table:style-name="ce46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96" table:style-name="ce48">
            <text:p>100.496</text:p>
          </table:table-cell>
          <table:table-cell office:value-type="percentage" office:value="1" table:style-name="ce49">
            <text:p>100,0%</text:p>
          </table:table-cell>
          <table:table-cell office:value-type="float" office:value="119173" table:style-name="ce48">
            <text:p>119.173</text:p>
          </table:table-cell>
          <table:table-cell office:value-type="percentage" office:value="0.99622152560083599" table:style-name="ce49">
            <text:p>99,6%</text:p>
          </table:table-cell>
          <table:table-cell office:value-type="float" office:value="154379" table:style-name="ce48">
            <text:p>154.379</text:p>
          </table:table-cell>
          <table:table-cell office:value-type="percentage" office:value="0.95703304196887984" table:style-name="ce49">
            <text:p>95,7%</text:p>
          </table:table-cell>
          <table:table-cell office:value-type="float" office:value="186695" table:style-name="ce48">
            <text:p>186.695</text:p>
          </table:table-cell>
          <table:table-cell office:value-type="percentage" office:value="0.92896949793501515" table:style-name="ce49">
            <text:p>92,9%</text:p>
          </table:table-cell>
          <table:table-cell office:value-type="float" office:value="189613" table:style-name="ce48">
            <text:p>189.613</text:p>
          </table:table-cell>
          <table:table-cell office:value-type="percentage" office:value="0.8875475690072413" table:style-name="ce49">
            <text:p>88,8%</text:p>
          </table:table-cell>
          <table:table-cell office:value-type="float" office:value="128281" table:style-name="ce48">
            <text:p>128.281</text:p>
          </table:table-cell>
          <table:table-cell office:value-type="percentage" office:value="0.81047903056647164" table:style-name="ce49">
            <text:p>81,0%</text:p>
          </table:table-cell>
          <table:table-cell office:value-type="float" office:value="106569" table:style-name="ce48">
            <text:p>106.569</text:p>
          </table:table-cell>
          <table:table-cell office:value-type="percentage" office:value="0.81476016452850963" table:style-name="ce49">
            <text:p>81,5%</text:p>
          </table:table-cell>
          <table:table-cell office:value-type="float" office:value="90337" table:style-name="ce48">
            <text:p>90.337</text:p>
          </table:table-cell>
          <table:table-cell office:value-type="percentage" office:value="0.84397918476788403" table:style-name="ce49">
            <text:p>84,4%</text:p>
          </table:table-cell>
          <table:table-cell office:value-type="float" office:value="1075543" table:style-name="ce48">
            <text:p>1.075.543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426750114342602" table:style-name="ce49">
            <text:p>90,4%</text:p>
          </table:table-cell>
          <table:table-cell office:value-type="percentage" office:value="0.80799063654796333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94" table:style-name="ce48">
            <text:p>88.394</text:p>
          </table:table-cell>
          <table:table-cell office:value-type="percentage" office:value="1" table:style-name="ce49">
            <text:p>100,0%</text:p>
          </table:table-cell>
          <table:table-cell office:value-type="float" office:value="114247" table:style-name="ce48">
            <text:p>114.247</text:p>
          </table:table-cell>
          <table:table-cell office:value-type="percentage" office:value="1" table:style-name="ce49">
            <text:p>100,0%</text:p>
          </table:table-cell>
          <table:table-cell office:value-type="float" office:value="148098" table:style-name="ce48">
            <text:p>148.098</text:p>
          </table:table-cell>
          <table:table-cell office:value-type="percentage" office:value="0.97439305217448513" table:style-name="ce49">
            <text:p>97,4%</text:p>
          </table:table-cell>
          <table:table-cell office:value-type="float" office:value="153216" table:style-name="ce48">
            <text:p>153.216</text:p>
          </table:table-cell>
          <table:table-cell office:value-type="percentage" office:value="0.94529346075775988" table:style-name="ce49">
            <text:p>94,5%</text:p>
          </table:table-cell>
          <table:table-cell office:value-type="float" office:value="151092" table:style-name="ce48">
            <text:p>151.092</text:p>
          </table:table-cell>
          <table:table-cell office:value-type="percentage" office:value="0.91063162970106071" table:style-name="ce49">
            <text:p>91,1%</text:p>
          </table:table-cell>
          <table:table-cell office:value-type="float" office:value="91057" table:style-name="ce48">
            <text:p>91.057</text:p>
          </table:table-cell>
          <table:table-cell office:value-type="percentage" office:value="0.83853173835769079" table:style-name="ce49">
            <text:p>83,9%</text:p>
          </table:table-cell>
          <table:table-cell office:value-type="float" office:value="66588" table:style-name="ce48">
            <text:p>66.588</text:p>
          </table:table-cell>
          <table:table-cell office:value-type="percentage" office:value="0.84031195578102524" table:style-name="ce49">
            <text:p>84,0%</text:p>
          </table:table-cell>
          <table:table-cell office:value-type="float" office:value="60773" table:style-name="ce48">
            <text:p>60.773</text:p>
          </table:table-cell>
          <table:table-cell office:value-type="percentage" office:value="0.93130133627559153" table:style-name="ce49">
            <text:p>93,1%</text:p>
          </table:table-cell>
          <table:table-cell office:value-type="float" office:value="873465" table:style-name="ce48">
            <text:p>873.46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75846770423244" table:style-name="ce49">
            <text:p>93,9%</text:p>
          </table:table-cell>
          <table:table-cell office:value-type="percentage" office:value="0.86235016867593584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42" table:style-name="ce48">
            <text:p>51.342</text:p>
          </table:table-cell>
          <table:table-cell office:value-type="percentage" office:value="0.9572837618630321" table:style-name="ce49">
            <text:p>95,7%</text:p>
          </table:table-cell>
          <table:table-cell office:value-type="float" office:value="79563" table:style-name="ce48">
            <text:p>79.563</text:p>
          </table:table-cell>
          <table:table-cell office:value-type="percentage" office:value="0.91206410344590416" table:style-name="ce49">
            <text:p>91,2%</text:p>
          </table:table-cell>
          <table:table-cell office:value-type="float" office:value="111636" table:style-name="ce48">
            <text:p>111.636</text:p>
          </table:table-cell>
          <table:table-cell office:value-type="percentage" office:value="0.8763118852684213" table:style-name="ce49">
            <text:p>87,6%</text:p>
          </table:table-cell>
          <table:table-cell office:value-type="float" office:value="152312" table:style-name="ce48">
            <text:p>152.312</text:p>
          </table:table-cell>
          <table:table-cell office:value-type="percentage" office:value="0.85805710165175653" table:style-name="ce49">
            <text:p>85,8%</text:p>
          </table:table-cell>
          <table:table-cell office:value-type="float" office:value="171773" table:style-name="ce48">
            <text:p>171.773</text:p>
          </table:table-cell>
          <table:table-cell office:value-type="percentage" office:value="0.79295827312889211" table:style-name="ce49">
            <text:p>79,3%</text:p>
          </table:table-cell>
          <table:table-cell office:value-type="float" office:value="132428" table:style-name="ce48">
            <text:p>132.428</text:p>
          </table:table-cell>
          <table:table-cell office:value-type="percentage" office:value="0.71953359739631728" table:style-name="ce49">
            <text:p>72,0%</text:p>
          </table:table-cell>
          <table:table-cell office:value-type="float" office:value="101905" table:style-name="ce48">
            <text:p>101.905</text:p>
          </table:table-cell>
          <table:table-cell office:value-type="percentage" office:value="0.74267744309941475" table:style-name="ce49">
            <text:p>74,3%</text:p>
          </table:table-cell>
          <table:table-cell office:value-type="float" office:value="79824" table:style-name="ce48">
            <text:p>79.824</text:p>
          </table:table-cell>
          <table:table-cell office:value-type="percentage" office:value="0.80196109950168781" table:style-name="ce49">
            <text:p>80,2%</text:p>
          </table:table-cell>
          <table:table-cell office:value-type="float" office:value="880783" table:style-name="ce48">
            <text:p>880.783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314029802794896" table:style-name="ce49">
            <text:p>81,3%</text:p>
          </table:table-cell>
          <table:table-cell office:value-type="percentage" office:value="0.72208645036994523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76" table:style-name="ce48">
            <text:p>92.576</text:p>
          </table:table-cell>
          <table:table-cell office:value-type="percentage" office:value="0.92242083657161078" table:style-name="ce49">
            <text:p>92,2%</text:p>
          </table:table-cell>
          <table:table-cell office:value-type="float" office:value="151372" table:style-name="ce48">
            <text:p>151.372</text:p>
          </table:table-cell>
          <table:table-cell office:value-type="percentage" office:value="0.90400487321285672" table:style-name="ce49">
            <text:p>90,4%</text:p>
          </table:table-cell>
          <table:table-cell office:value-type="float" office:value="223383" table:style-name="ce48">
            <text:p>223.383</text:p>
          </table:table-cell>
          <table:table-cell office:value-type="percentage" office:value="0.88800858659140147" table:style-name="ce49">
            <text:p>88,8%</text:p>
          </table:table-cell>
          <table:table-cell office:value-type="float" office:value="322127" table:style-name="ce48">
            <text:p>322.127</text:p>
          </table:table-cell>
          <table:table-cell office:value-type="percentage" office:value="0.87475797494616381" table:style-name="ce49">
            <text:p>87,5%</text:p>
          </table:table-cell>
          <table:table-cell office:value-type="float" office:value="319713" table:style-name="ce48">
            <text:p>319.713</text:p>
          </table:table-cell>
          <table:table-cell office:value-type="percentage" office:value="0.81123812182032706" table:style-name="ce49">
            <text:p>81,1%</text:p>
          </table:table-cell>
          <table:table-cell office:value-type="float" office:value="231047" table:style-name="ce48">
            <text:p>231.047</text:p>
          </table:table-cell>
          <table:table-cell office:value-type="percentage" office:value="0.73849492747601175" table:style-name="ce49">
            <text:p>73,8%</text:p>
          </table:table-cell>
          <table:table-cell office:value-type="float" office:value="188271" table:style-name="ce48">
            <text:p>188.271</text:p>
          </table:table-cell>
          <table:table-cell office:value-type="percentage" office:value="0.73927145218733192" table:style-name="ce49">
            <text:p>73,9%</text:p>
          </table:table-cell>
          <table:table-cell office:value-type="float" office:value="155943" table:style-name="ce48">
            <text:p>155.943</text:p>
          </table:table-cell>
          <table:table-cell office:value-type="percentage" office:value="0.84629745203918272" table:style-name="ce49">
            <text:p>84,6%</text:p>
          </table:table-cell>
          <table:table-cell office:value-type="float" office:value="1684432" table:style-name="ce48">
            <text:p>1.684.43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33598801679653" table:style-name="ce49">
            <text:p>82,8%</text:p>
          </table:table-cell>
          <table:table-cell office:value-type="percentage" office:value="0.75051473264868651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5" table:style-name="ce48">
            <text:p>42.235</text:p>
          </table:table-cell>
          <table:table-cell office:value-type="percentage" office:value="1" table:style-name="ce49">
            <text:p>100,0%</text:p>
          </table:table-cell>
          <table:table-cell office:value-type="float" office:value="56047" table:style-name="ce48">
            <text:p>56.047</text:p>
          </table:table-cell>
          <table:table-cell office:value-type="percentage" office:value="1" table:style-name="ce49">
            <text:p>100,0%</text:p>
          </table:table-cell>
          <table:table-cell office:value-type="float" office:value="76970" table:style-name="ce48">
            <text:p>76.970</text:p>
          </table:table-cell>
          <table:table-cell office:value-type="percentage" office:value="0.97114450458634571" table:style-name="ce49">
            <text:p>97,1%</text:p>
          </table:table-cell>
          <table:table-cell office:value-type="float" office:value="84802" table:style-name="ce48">
            <text:p>84.802</text:p>
          </table:table-cell>
          <table:table-cell office:value-type="percentage" office:value="0.93219742772342529" table:style-name="ce49">
            <text:p>93,2%</text:p>
          </table:table-cell>
          <table:table-cell office:value-type="float" office:value="88859" table:style-name="ce48">
            <text:p>88.859</text:p>
          </table:table-cell>
          <table:table-cell office:value-type="percentage" office:value="0.91244121331608241" table:style-name="ce49">
            <text:p>91,2%</text:p>
          </table:table-cell>
          <table:table-cell office:value-type="float" office:value="56082" table:style-name="ce48">
            <text:p>56.082</text:p>
          </table:table-cell>
          <table:table-cell office:value-type="percentage" office:value="0.835075493612079" table:style-name="ce49">
            <text:p>83,5%</text:p>
          </table:table-cell>
          <table:table-cell office:value-type="float" office:value="42555" table:style-name="ce48">
            <text:p>42.555</text:p>
          </table:table-cell>
          <table:table-cell office:value-type="percentage" office:value="0.83649480077840899" table:style-name="ce49">
            <text:p>83,6%</text:p>
          </table:table-cell>
          <table:table-cell office:value-type="float" office:value="41464" table:style-name="ce48">
            <text:p>41.464</text:p>
          </table:table-cell>
          <table:table-cell office:value-type="percentage" office:value="0.91566371485988118" table:style-name="ce49">
            <text:p>91,6%</text:p>
          </table:table-cell>
          <table:table-cell office:value-type="float" office:value="489014" table:style-name="ce48">
            <text:p>489.01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81114935244813" table:style-name="ce49">
            <text:p>92,8%</text:p>
          </table:table-cell>
          <table:table-cell office:value-type="percentage" office:value="0.83784770112480833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18" table:style-name="ce48">
            <text:p>228.018</text:p>
          </table:table-cell>
          <table:table-cell office:value-type="percentage" office:value="1" table:style-name="ce49">
            <text:p>100,0%</text:p>
          </table:table-cell>
          <table:table-cell office:value-type="float" office:value="250543" table:style-name="ce48">
            <text:p>250.543</text:p>
          </table:table-cell>
          <table:table-cell office:value-type="percentage" office:value="1" table:style-name="ce49">
            <text:p>100,0%</text:p>
          </table:table-cell>
          <table:table-cell office:value-type="float" office:value="322535" table:style-name="ce48">
            <text:p>322.535</text:p>
          </table:table-cell>
          <table:table-cell office:value-type="percentage" office:value="0.98561313763777991" table:style-name="ce49">
            <text:p>98,6%</text:p>
          </table:table-cell>
          <table:table-cell office:value-type="float" office:value="353431" table:style-name="ce48">
            <text:p>353.431</text:p>
          </table:table-cell>
          <table:table-cell office:value-type="percentage" office:value="0.92714642854332208" table:style-name="ce49">
            <text:p>92,7%</text:p>
          </table:table-cell>
          <table:table-cell office:value-type="float" office:value="321670" table:style-name="ce48">
            <text:p>321.670</text:p>
          </table:table-cell>
          <table:table-cell office:value-type="percentage" office:value="0.89302669057917505" table:style-name="ce49">
            <text:p>89,3%</text:p>
          </table:table-cell>
          <table:table-cell office:value-type="float" office:value="213925" table:style-name="ce48">
            <text:p>213.925</text:p>
          </table:table-cell>
          <table:table-cell office:value-type="percentage" office:value="0.82627789665587748" table:style-name="ce49">
            <text:p>82,6%</text:p>
          </table:table-cell>
          <table:table-cell office:value-type="float" office:value="174861" table:style-name="ce48">
            <text:p>174.861</text:p>
          </table:table-cell>
          <table:table-cell office:value-type="percentage" office:value="0.82567676681823976" table:style-name="ce49">
            <text:p>82,6%</text:p>
          </table:table-cell>
          <table:table-cell office:value-type="float" office:value="145123" table:style-name="ce48">
            <text:p>145.123</text:p>
          </table:table-cell>
          <table:table-cell office:value-type="percentage" office:value="0.86281049715216585" table:style-name="ce49">
            <text:p>86,3%</text:p>
          </table:table-cell>
          <table:table-cell office:value-type="float" office:value="2010106" table:style-name="ce48">
            <text:p>2.010.106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539968482825075" table:style-name="ce49">
            <text:p>92,5%</text:p>
          </table:table-cell>
          <table:table-cell office:value-type="percentage" office:value="0.84222941873731749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23" table:style-name="ce48">
            <text:p>137.42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8" table:style-name="ce48">
            <text:p>158.418</text:p>
          </table:table-cell>
          <table:table-cell office:value-type="percentage" office:value="1" table:style-name="ce49">
            <text:p>100,0%</text:p>
          </table:table-cell>
          <table:table-cell office:value-type="float" office:value="220841" table:style-name="ce48">
            <text:p>220.841</text:p>
          </table:table-cell>
          <table:table-cell office:value-type="percentage" office:value="0.96848194081428596" table:style-name="ce49">
            <text:p>96,8%</text:p>
          </table:table-cell>
          <table:table-cell office:value-type="float" office:value="284295" table:style-name="ce48">
            <text:p>284.295</text:p>
          </table:table-cell>
          <table:table-cell office:value-type="percentage" office:value="0.9129370887616528" table:style-name="ce49">
            <text:p>91,3%</text:p>
          </table:table-cell>
          <table:table-cell office:value-type="float" office:value="284343" table:style-name="ce48">
            <text:p>284.343</text:p>
          </table:table-cell>
          <table:table-cell office:value-type="percentage" office:value="0.85987099349524165" table:style-name="ce49">
            <text:p>86,0%</text:p>
          </table:table-cell>
          <table:table-cell office:value-type="float" office:value="204111" table:style-name="ce48">
            <text:p>204.111</text:p>
          </table:table-cell>
          <table:table-cell office:value-type="percentage" office:value="0.79189217500611053" table:style-name="ce49">
            <text:p>79,2%</text:p>
          </table:table-cell>
          <table:table-cell office:value-type="float" office:value="171961" table:style-name="ce48">
            <text:p>171.961</text:p>
          </table:table-cell>
          <table:table-cell office:value-type="percentage" office:value="0.78523873018192447" table:style-name="ce49">
            <text:p>78,5%</text:p>
          </table:table-cell>
          <table:table-cell office:value-type="float" office:value="151694" table:style-name="ce48">
            <text:p>151.694</text:p>
          </table:table-cell>
          <table:table-cell office:value-type="percentage" office:value="0.85309533450308184" table:style-name="ce49">
            <text:p>85,3%</text:p>
          </table:table-cell>
          <table:table-cell office:value-type="float" office:value="1613086" table:style-name="ce48">
            <text:p>1.613.08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822310886843214" table:style-name="ce49">
            <text:p>88,8%</text:p>
          </table:table-cell>
          <table:table-cell office:value-type="percentage" office:value="0.7873874383986379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272" table:style-name="ce48">
            <text:p>455.272</text:p>
          </table:table-cell>
          <table:table-cell office:value-type="percentage" office:value="1" table:style-name="ce49">
            <text:p>100,0%</text:p>
          </table:table-cell>
          <table:table-cell office:value-type="float" office:value="617934" table:style-name="ce48">
            <text:p>617.934</text:p>
          </table:table-cell>
          <table:table-cell office:value-type="percentage" office:value="0.97199781041186906" table:style-name="ce49">
            <text:p>97,2%</text:p>
          </table:table-cell>
          <table:table-cell office:value-type="float" office:value="798094" table:style-name="ce48">
            <text:p>798.094</text:p>
          </table:table-cell>
          <table:table-cell office:value-type="percentage" office:value="0.93619821603689923" table:style-name="ce49">
            <text:p>93,6%</text:p>
          </table:table-cell>
          <table:table-cell office:value-type="float" office:value="1034808" table:style-name="ce48">
            <text:p>1.034.808</text:p>
          </table:table-cell>
          <table:table-cell office:value-type="percentage" office:value="0.94296250869098897" table:style-name="ce49">
            <text:p>94,3%</text:p>
          </table:table-cell>
          <table:table-cell office:value-type="float" office:value="1148297" table:style-name="ce48">
            <text:p>1.148.297</text:p>
          </table:table-cell>
          <table:table-cell office:value-type="percentage" office:value="0.90025087610640286" table:style-name="ce49">
            <text:p>90,0%</text:p>
          </table:table-cell>
          <table:table-cell office:value-type="float" office:value="807782" table:style-name="ce48">
            <text:p>807.782</text:p>
          </table:table-cell>
          <table:table-cell office:value-type="percentage" office:value="0.83566997852327884" table:style-name="ce49">
            <text:p>83,6%</text:p>
          </table:table-cell>
          <table:table-cell office:value-type="float" office:value="671658" table:style-name="ce48">
            <text:p>671.658</text:p>
          </table:table-cell>
          <table:table-cell office:value-type="percentage" office:value="0.8101547676916564" table:style-name="ce49">
            <text:p>81,0%</text:p>
          </table:table-cell>
          <table:table-cell office:value-type="float" office:value="567764" table:style-name="ce48">
            <text:p>567.764</text:p>
          </table:table-cell>
          <table:table-cell office:value-type="percentage" office:value="0.84568854703044405" table:style-name="ce49">
            <text:p>84,6%</text:p>
          </table:table-cell>
          <table:table-cell office:value-type="float" office:value="6101609" table:style-name="ce48">
            <text:p>6.101.609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962202248344025" table:style-name="ce49">
            <text:p>90,0%</text:p>
          </table:table-cell>
          <table:table-cell office:value-type="percentage" office:value="0.79538622960290839" table:style-name="ce49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656" table:style-name="ce48">
            <text:p>293.656</text:p>
          </table:table-cell>
          <table:table-cell office:value-type="percentage" office:value="1" table:style-name="ce49">
            <text:p>100,0%</text:p>
          </table:table-cell>
          <table:table-cell office:value-type="float" office:value="433344" table:style-name="ce48">
            <text:p>433.344</text:p>
          </table:table-cell>
          <table:table-cell office:value-type="percentage" office:value="0.98537437240777126" table:style-name="ce49">
            <text:p>98,5%</text:p>
          </table:table-cell>
          <table:table-cell office:value-type="float" office:value="570375" table:style-name="ce48">
            <text:p>570.375</text:p>
          </table:table-cell>
          <table:table-cell office:value-type="percentage" office:value="0.95517801520581436" table:style-name="ce49">
            <text:p>95,5%</text:p>
          </table:table-cell>
          <table:table-cell office:value-type="float" office:value="715691" table:style-name="ce48">
            <text:p>715.691</text:p>
          </table:table-cell>
          <table:table-cell office:value-type="percentage" office:value="0.93886233169267586" table:style-name="ce49">
            <text:p>93,9%</text:p>
          </table:table-cell>
          <table:table-cell office:value-type="float" office:value="756849" table:style-name="ce48">
            <text:p>756.849</text:p>
          </table:table-cell>
          <table:table-cell office:value-type="percentage" office:value="0.90023586841325853" table:style-name="ce49">
            <text:p>90,0%</text:p>
          </table:table-cell>
          <table:table-cell office:value-type="float" office:value="517364" table:style-name="ce48">
            <text:p>517.364</text:p>
          </table:table-cell>
          <table:table-cell office:value-type="percentage" office:value="0.84272080609720146" table:style-name="ce49">
            <text:p>84,3%</text:p>
          </table:table-cell>
          <table:table-cell office:value-type="float" office:value="432824" table:style-name="ce48">
            <text:p>432.824</text:p>
          </table:table-cell>
          <table:table-cell office:value-type="percentage" office:value="0.8440850044756647" table:style-name="ce49">
            <text:p>84,4%</text:p>
          </table:table-cell>
          <table:table-cell office:value-type="float" office:value="381919" table:style-name="ce48">
            <text:p>381.919</text:p>
          </table:table-cell>
          <table:table-cell office:value-type="percentage" office:value="0.88250082607580482" table:style-name="ce49">
            <text:p>88,3%</text:p>
          </table:table-cell>
          <table:table-cell office:value-type="float" office:value="4102022" table:style-name="ce48">
            <text:p>4.102.02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17859691818348" table:style-name="ce49">
            <text:p>91,3%</text:p>
          </table:table-cell>
          <table:table-cell office:value-type="percentage" office:value="0.81275716780809359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42" table:style-name="ce48">
            <text:p>77.642</text:p>
          </table:table-cell>
          <table:table-cell office:value-type="percentage" office:value="1" table:style-name="ce49">
            <text:p>100,0%</text:p>
          </table:table-cell>
          <table:table-cell office:value-type="float" office:value="95721" table:style-name="ce48">
            <text:p>95.721</text:p>
          </table:table-cell>
          <table:table-cell office:value-type="percentage" office:value="1" table:style-name="ce49">
            <text:p>100,0%</text:p>
          </table:table-cell>
          <table:table-cell office:value-type="float" office:value="132476" table:style-name="ce48">
            <text:p>132.476</text:p>
          </table:table-cell>
          <table:table-cell office:value-type="percentage" office:value="1.01370470979837" table:style-name="ce49">
            <text:p>101,4%</text:p>
          </table:table-cell>
          <table:table-cell office:value-type="float" office:value="161342" table:style-name="ce48">
            <text:p>161.342</text:p>
          </table:table-cell>
          <table:table-cell office:value-type="percentage" office:value="0.96063779747905664" table:style-name="ce49">
            <text:p>96,1%</text:p>
          </table:table-cell>
          <table:table-cell office:value-type="float" office:value="145711" table:style-name="ce48">
            <text:p>145.711</text:p>
          </table:table-cell>
          <table:table-cell office:value-type="percentage" office:value="0.92493779199674997" table:style-name="ce49">
            <text:p>92,5%</text:p>
          </table:table-cell>
          <table:table-cell office:value-type="float" office:value="112613" table:style-name="ce48">
            <text:p>112.613</text:p>
          </table:table-cell>
          <table:table-cell office:value-type="percentage" office:value="0.86730795890389856" table:style-name="ce49">
            <text:p>86,7%</text:p>
          </table:table-cell>
          <table:table-cell office:value-type="float" office:value="92839" table:style-name="ce48">
            <text:p>92.839</text:p>
          </table:table-cell>
          <table:table-cell office:value-type="percentage" office:value="0.8251915453398041" table:style-name="ce49">
            <text:p>82,5%</text:p>
          </table:table-cell>
          <table:table-cell office:value-type="float" office:value="78143" table:style-name="ce48">
            <text:p>78.143</text:p>
          </table:table-cell>
          <table:table-cell office:value-type="percentage" office:value="0.91172455634764149" table:style-name="ce49">
            <text:p>91,2%</text:p>
          </table:table-cell>
          <table:table-cell office:value-type="float" office:value="896487" table:style-name="ce48">
            <text:p>896.48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77980608280954" table:style-name="ce49">
            <text:p>94,4%</text:p>
          </table:table-cell>
          <table:table-cell office:value-type="percentage" office:value="0.84734201072023696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56" table:style-name="ce48">
            <text:p>241.556</text:p>
          </table:table-cell>
          <table:table-cell office:value-type="percentage" office:value="1" table:style-name="ce49">
            <text:p>100,0%</text:p>
          </table:table-cell>
          <table:table-cell office:value-type="float" office:value="291181" table:style-name="ce48">
            <text:p>291.181</text:p>
          </table:table-cell>
          <table:table-cell office:value-type="percentage" office:value="0.99723277246745601" table:style-name="ce49">
            <text:p>99,7%</text:p>
          </table:table-cell>
          <table:table-cell office:value-type="float" office:value="347426" table:style-name="ce48">
            <text:p>347.426</text:p>
          </table:table-cell>
          <table:table-cell office:value-type="percentage" office:value="0.98263407680602777" table:style-name="ce49">
            <text:p>98,3%</text:p>
          </table:table-cell>
          <table:table-cell office:value-type="float" office:value="392073" table:style-name="ce48">
            <text:p>392.073</text:p>
          </table:table-cell>
          <table:table-cell office:value-type="percentage" office:value="0.95814516129032257" table:style-name="ce49">
            <text:p>95,8%</text:p>
          </table:table-cell>
          <table:table-cell office:value-type="float" office:value="410084" table:style-name="ce48">
            <text:p>410.084</text:p>
          </table:table-cell>
          <table:table-cell office:value-type="percentage" office:value="0.92603824883647934" table:style-name="ce49">
            <text:p>92,6%</text:p>
          </table:table-cell>
          <table:table-cell office:value-type="float" office:value="265847" table:style-name="ce48">
            <text:p>265.847</text:p>
          </table:table-cell>
          <table:table-cell office:value-type="percentage" office:value="0.86146702182126911" table:style-name="ce49">
            <text:p>86,1%</text:p>
          </table:table-cell>
          <table:table-cell office:value-type="float" office:value="200725" table:style-name="ce48">
            <text:p>200.725</text:p>
          </table:table-cell>
          <table:table-cell office:value-type="percentage" office:value="0.87134596851911339" table:style-name="ce49">
            <text:p>87,1%</text:p>
          </table:table-cell>
          <table:table-cell office:value-type="float" office:value="173551" table:style-name="ce48">
            <text:p>173.551</text:p>
          </table:table-cell>
          <table:table-cell office:value-type="percentage" office:value="0.94658674404398291" table:style-name="ce49">
            <text:p>94,7%</text:p>
          </table:table-cell>
          <table:table-cell office:value-type="float" office:value="2322443" table:style-name="ce48">
            <text:p>2.322.44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57121842640868" table:style-name="ce49">
            <text:p>94,6%</text:p>
          </table:table-cell>
          <table:table-cell office:value-type="percentage" office:value="0.8611604686311124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56" table:style-name="ce48">
            <text:p>23.256</text:p>
          </table:table-cell>
          <table:table-cell office:value-type="percentage" office:value="1" table:style-name="ce49">
            <text:p>100,0%</text:p>
          </table:table-cell>
          <table:table-cell office:value-type="float" office:value="28649" table:style-name="ce48">
            <text:p>28.649</text:p>
          </table:table-cell>
          <table:table-cell office:value-type="percentage" office:value="1" table:style-name="ce49">
            <text:p>100,0%</text:p>
          </table:table-cell>
          <table:table-cell office:value-type="float" office:value="38042" table:style-name="ce48">
            <text:p>38.042</text:p>
          </table:table-cell>
          <table:table-cell office:value-type="percentage" office:value="0.98518671984254413" table:style-name="ce49">
            <text:p>98,5%</text:p>
          </table:table-cell>
          <table:table-cell office:value-type="float" office:value="45282" table:style-name="ce48">
            <text:p>45.282</text:p>
          </table:table-cell>
          <table:table-cell office:value-type="percentage" office:value="0.95330526315789477" table:style-name="ce49">
            <text:p>95,3%</text:p>
          </table:table-cell>
          <table:table-cell office:value-type="float" office:value="47569" table:style-name="ce48">
            <text:p>47.569</text:p>
          </table:table-cell>
          <table:table-cell office:value-type="percentage" office:value="0.91966978578609548" table:style-name="ce49">
            <text:p>92,0%</text:p>
          </table:table-cell>
          <table:table-cell office:value-type="float" office:value="31597" table:style-name="ce48">
            <text:p>31.597</text:p>
          </table:table-cell>
          <table:table-cell office:value-type="percentage" office:value="0.85314288800086402" table:style-name="ce49">
            <text:p>85,3%</text:p>
          </table:table-cell>
          <table:table-cell office:value-type="float" office:value="24633" table:style-name="ce48">
            <text:p>24.633</text:p>
          </table:table-cell>
          <table:table-cell office:value-type="percentage" office:value="0.81658158191341246" table:style-name="ce49">
            <text:p>81,7%</text:p>
          </table:table-cell>
          <table:table-cell office:value-type="float" office:value="22852" table:style-name="ce48">
            <text:p>22.852</text:p>
          </table:table-cell>
          <table:table-cell office:value-type="percentage" office:value="0.87943044063883014" table:style-name="ce49">
            <text:p>87,9%</text:p>
          </table:table-cell>
          <table:table-cell office:value-type="float" office:value="261880" table:style-name="ce48">
            <text:p>261.880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037135985277764" table:style-name="ce49">
            <text:p>93,0%</text:p>
          </table:table-cell>
          <table:table-cell office:value-type="percentage" office:value="0.82827286068518802" table:style-name="ce4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67" table:style-name="ce48">
            <text:p>372.867</text:p>
          </table:table-cell>
          <table:table-cell office:value-type="percentage" office:value="1" table:style-name="ce49">
            <text:p>100,0%</text:p>
          </table:table-cell>
          <table:table-cell office:value-type="float" office:value="511583" table:style-name="ce48">
            <text:p>511.583</text:p>
          </table:table-cell>
          <table:table-cell office:value-type="percentage" office:value="0.97065363817474626" table:style-name="ce49">
            <text:p>97,1%</text:p>
          </table:table-cell>
          <table:table-cell office:value-type="float" office:value="683732" table:style-name="ce48">
            <text:p>683.732</text:p>
          </table:table-cell>
          <table:table-cell office:value-type="percentage" office:value="0.94902409300750357" table:style-name="ce49">
            <text:p>94,9%</text:p>
          </table:table-cell>
          <table:table-cell office:value-type="float" office:value="944186" table:style-name="ce48">
            <text:p>944.186</text:p>
          </table:table-cell>
          <table:table-cell office:value-type="percentage" office:value="0.95395545784377811" table:style-name="ce49">
            <text:p>95,4%</text:p>
          </table:table-cell>
          <table:table-cell office:value-type="float" office:value="1035130" table:style-name="ce48">
            <text:p>1.035.130</text:p>
          </table:table-cell>
          <table:table-cell office:value-type="percentage" office:value="0.89541561529817926" table:style-name="ce49">
            <text:p>89,5%</text:p>
          </table:table-cell>
          <table:table-cell office:value-type="float" office:value="755631" table:style-name="ce48">
            <text:p>755.631</text:p>
          </table:table-cell>
          <table:table-cell office:value-type="percentage" office:value="0.83880338882203798" table:style-name="ce49">
            <text:p>83,9%</text:p>
          </table:table-cell>
          <table:table-cell office:value-type="float" office:value="608547" table:style-name="ce48">
            <text:p>608.547</text:p>
          </table:table-cell>
          <table:table-cell office:value-type="percentage" office:value="0.82732813364565905" table:style-name="ce49">
            <text:p>82,7%</text:p>
          </table:table-cell>
          <table:table-cell office:value-type="float" office:value="468609" table:style-name="ce48">
            <text:p>468.609</text:p>
          </table:table-cell>
          <table:table-cell office:value-type="percentage" office:value="0.82105512142131265" table:style-name="ce49">
            <text:p>82,1%</text:p>
          </table:table-cell>
          <table:table-cell office:value-type="float" office:value="5380285" table:style-name="ce48">
            <text:p>5.380.28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08321883371845" table:style-name="ce49">
            <text:p>90,1%</text:p>
          </table:table-cell>
          <table:table-cell office:value-type="percentage" office:value="0.79639164881047886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1" table:style-name="ce48">
            <text:p>42.291</text:p>
          </table:table-cell>
          <table:table-cell office:value-type="percentage" office:value="1" table:style-name="ce49">
            <text:p>100,0%</text:p>
          </table:table-cell>
          <table:table-cell office:value-type="float" office:value="55882" table:style-name="ce48">
            <text:p>55.882</text:p>
          </table:table-cell>
          <table:table-cell office:value-type="percentage" office:value="0.98661723163841808" table:style-name="ce49">
            <text:p>98,7%</text:p>
          </table:table-cell>
          <table:table-cell office:value-type="float" office:value="72257" table:style-name="ce48">
            <text:p>72.257</text:p>
          </table:table-cell>
          <table:table-cell office:value-type="percentage" office:value="0.95489626007664863" table:style-name="ce49">
            <text:p>95,5%</text:p>
          </table:table-cell>
          <table:table-cell office:value-type="float" office:value="92153" table:style-name="ce48">
            <text:p>92.153</text:p>
          </table:table-cell>
          <table:table-cell office:value-type="percentage" office:value="0.94324346455403385" table:style-name="ce49">
            <text:p>94,3%</text:p>
          </table:table-cell>
          <table:table-cell office:value-type="float" office:value="95893" table:style-name="ce48">
            <text:p>95.893</text:p>
          </table:table-cell>
          <table:table-cell office:value-type="percentage" office:value="0.90702117798397697" table:style-name="ce49">
            <text:p>90,7%</text:p>
          </table:table-cell>
          <table:table-cell office:value-type="float" office:value="65133" table:style-name="ce48">
            <text:p>65.133</text:p>
          </table:table-cell>
          <table:table-cell office:value-type="percentage" office:value="0.84887070077806304" table:style-name="ce49">
            <text:p>84,9%</text:p>
          </table:table-cell>
          <table:table-cell office:value-type="float" office:value="58626" table:style-name="ce48">
            <text:p>58.626</text:p>
          </table:table-cell>
          <table:table-cell office:value-type="percentage" office:value="0.85209732275224559" table:style-name="ce49">
            <text:p>85,2%</text:p>
          </table:table-cell>
          <table:table-cell office:value-type="float" office:value="51613" table:style-name="ce48">
            <text:p>51.613</text:p>
          </table:table-cell>
          <table:table-cell office:value-type="percentage" office:value="0.89728968550616295" table:style-name="ce49">
            <text:p>89,7%</text:p>
          </table:table-cell>
          <table:table-cell office:value-type="float" office:value="533848" table:style-name="ce48">
            <text:p>533.84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1515407446732" table:style-name="ce49">
            <text:p>92,0%</text:p>
          </table:table-cell>
          <table:table-cell office:value-type="percentage" office:value="0.81174599409415893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17" table:style-name="ce48">
            <text:p>162.617</text:p>
          </table:table-cell>
          <table:table-cell office:value-type="percentage" office:value="1.0193761518498552" table:style-name="ce49">
            <text:p>101,9%</text:p>
          </table:table-cell>
          <table:table-cell office:value-type="float" office:value="213039" table:style-name="ce48">
            <text:p>213.039</text:p>
          </table:table-cell>
          <table:table-cell office:value-type="percentage" office:value="0.98462327722470255" table:style-name="ce49">
            <text:p>98,5%</text:p>
          </table:table-cell>
          <table:table-cell office:value-type="float" office:value="275155" table:style-name="ce48">
            <text:p>275.155</text:p>
          </table:table-cell>
          <table:table-cell office:value-type="percentage" office:value="0.96829988422138003" table:style-name="ce49">
            <text:p>96,8%</text:p>
          </table:table-cell>
          <table:table-cell office:value-type="float" office:value="323898" table:style-name="ce48">
            <text:p>323.898</text:p>
          </table:table-cell>
          <table:table-cell office:value-type="percentage" office:value="0.95979162406990903" table:style-name="ce49">
            <text:p>96,0%</text:p>
          </table:table-cell>
          <table:table-cell office:value-type="float" office:value="322173" table:style-name="ce48">
            <text:p>322.173</text:p>
          </table:table-cell>
          <table:table-cell office:value-type="percentage" office:value="0.92561425484968285" table:style-name="ce49">
            <text:p>92,6%</text:p>
          </table:table-cell>
          <table:table-cell office:value-type="float" office:value="207102" table:style-name="ce48">
            <text:p>207.102</text:p>
          </table:table-cell>
          <table:table-cell office:value-type="percentage" office:value="0.87151303469606745" table:style-name="ce49">
            <text:p>87,2%</text:p>
          </table:table-cell>
          <table:table-cell office:value-type="float" office:value="170778" table:style-name="ce48">
            <text:p>170.778</text:p>
          </table:table-cell>
          <table:table-cell office:value-type="percentage" office:value="0.85725472479481968" table:style-name="ce49">
            <text:p>85,7%</text:p>
          </table:table-cell>
          <table:table-cell office:value-type="float" office:value="154532" table:style-name="ce48">
            <text:p>154.532</text:p>
          </table:table-cell>
          <table:table-cell office:value-type="percentage" office:value="0.89419443688988931" table:style-name="ce49">
            <text:p>89,4%</text:p>
          </table:table-cell>
          <table:table-cell office:value-type="float" office:value="1829294" table:style-name="ce48">
            <text:p>1.829.294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57918080166602" table:style-name="ce49">
            <text:p>93,6%</text:p>
          </table:table-cell>
          <table:table-cell office:value-type="percentage" office:value="0.83685772685767201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8" table:style-name="ce48">
            <text:p>3.368</text:p>
          </table:table-cell>
          <table:table-cell office:value-type="percentage" office:value="0.88561661845911122" table:style-name="ce49">
            <text:p>88,6%</text:p>
          </table:table-cell>
          <table:table-cell office:value-type="float" office:value="7379" table:style-name="ce48">
            <text:p>7.379</text:p>
          </table:table-cell>
          <table:table-cell office:value-type="percentage" office:value="0.92179887570268582" table:style-name="ce49">
            <text:p>92,2%</text:p>
          </table:table-cell>
          <table:table-cell office:value-type="float" office:value="9998" table:style-name="ce48">
            <text:p>9.998</text:p>
          </table:table-cell>
          <table:table-cell office:value-type="percentage" office:value="0.92565503194148691" table:style-name="ce49">
            <text:p>92,6%</text:p>
          </table:table-cell>
          <table:table-cell office:value-type="float" office:value="10484" table:style-name="ce48">
            <text:p>10.484</text:p>
          </table:table-cell>
          <table:table-cell office:value-type="percentage" office:value="0.95980957612377549" table:style-name="ce49">
            <text:p>96,0%</text:p>
          </table:table-cell>
          <table:table-cell office:value-type="float" office:value="8966" table:style-name="ce48">
            <text:p>8.966</text:p>
          </table:table-cell>
          <table:table-cell office:value-type="percentage" office:value="0.81866325785244709" table:style-name="ce49">
            <text:p>81,9%</text:p>
          </table:table-cell>
          <table:table-cell office:value-type="float" office:value="8959" table:style-name="ce48">
            <text:p>8.959</text:p>
          </table:table-cell>
          <table:table-cell office:value-type="percentage" office:value="0.76631596954922587" table:style-name="ce49">
            <text:p>76,6%</text:p>
          </table:table-cell>
          <table:table-cell office:value-type="float" office:value="8196" table:style-name="ce48">
            <text:p>8.196</text:p>
          </table:table-cell>
          <table:table-cell office:value-type="percentage" office:value="0.85553235908141967" table:style-name="ce49">
            <text:p>85,6%</text:p>
          </table:table-cell>
          <table:table-cell office:value-type="float" office:value="59400" table:style-name="ce48">
            <text:p>59.40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12568482114083" table:style-name="ce49">
            <text:p>87,0%</text:p>
          </table:table-cell>
          <table:table-cell office:value-type="percentage" office:value="0.70695770155435478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1" table:style-name="ce48">
            <text:p>3.571</text:p>
          </table:table-cell>
          <table:table-cell office:value-type="string" table:style-name="ce49">
            <text:p>-</text:p>
          </table:table-cell>
          <table:table-cell office:value-type="float" office:value="9298" table:style-name="ce48">
            <text:p>9.298</text:p>
          </table:table-cell>
          <table:table-cell office:value-type="string" table:style-name="ce49">
            <text:p>-</text:p>
          </table:table-cell>
          <table:table-cell office:value-type="float" office:value="21653" table:style-name="ce48">
            <text:p>21.653</text:p>
          </table:table-cell>
          <table:table-cell office:value-type="string" table:style-name="ce49">
            <text:p>-</text:p>
          </table:table-cell>
          <table:table-cell office:value-type="float" office:value="31387" table:style-name="ce48">
            <text:p>31.387</text:p>
          </table:table-cell>
          <table:table-cell office:value-type="string" table:style-name="ce49">
            <text:p>-</text:p>
          </table:table-cell>
          <table:table-cell office:value-type="float" office:value="23754" table:style-name="ce48">
            <text:p>23.754</text:p>
          </table:table-cell>
          <table:table-cell office:value-type="string" table:style-name="ce49">
            <text:p>-</text:p>
          </table:table-cell>
          <table:table-cell office:value-type="float" office:value="1253" table:style-name="ce48">
            <text:p>1.253</text:p>
          </table:table-cell>
          <table:table-cell office:value-type="string" table:style-name="ce49">
            <text:p>-</text:p>
          </table:table-cell>
          <table:table-cell office:value-type="float" office:value="90957" table:style-name="ce48">
            <text:p>90.95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8" table:style-name="ce51">
            <text:p>288</text:p>
          </table:table-cell>
          <table:table-cell office:value-type="string" table:style-name="ce52">
            <text:p>-</text:p>
          </table:table-cell>
          <table:table-cell office:value-type="float" office:value="870" table:style-name="ce51">
            <text:p>870</text:p>
          </table:table-cell>
          <table:table-cell office:value-type="string" table:style-name="ce52">
            <text:p>-</text:p>
          </table:table-cell>
          <table:table-cell office:value-type="float" office:value="1816" table:style-name="ce51">
            <text:p>1.816</text:p>
          </table:table-cell>
          <table:table-cell office:value-type="string" table:style-name="ce52">
            <text:p>-</text:p>
          </table:table-cell>
          <table:table-cell office:value-type="float" office:value="2230" table:style-name="ce51">
            <text:p>2.230</text:p>
          </table:table-cell>
          <table:table-cell office:value-type="string" table:style-name="ce52">
            <text:p>-</text:p>
          </table:table-cell>
          <table:table-cell office:value-type="float" office:value="1993" table:style-name="ce51">
            <text:p>1.993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19" table:style-name="ce51">
            <text:p>7.51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200" table:style-name="ce55">
            <text:p>2.918.200</text:p>
          </table:table-cell>
          <table:table-cell office:value-type="percentage" office:value="1" table:style-name="ce56">
            <text:p>100,0%</text:p>
          </table:table-cell>
          <table:table-cell office:value-type="float" office:value="3939801" table:style-name="ce55">
            <text:p>3.939.801</text:p>
          </table:table-cell>
          <table:table-cell office:value-type="percentage" office:value="0.98573168879629325" table:style-name="ce56">
            <text:p>98,6%</text:p>
          </table:table-cell>
          <table:table-cell office:value-type="float" office:value="5271270" table:style-name="ce55">
            <text:p>5.271.270</text:p>
          </table:table-cell>
          <table:table-cell office:value-type="percentage" office:value="0.95707977616628481" table:style-name="ce56">
            <text:p>95,7%</text:p>
          </table:table-cell>
          <table:table-cell office:value-type="float" office:value="6704277" table:style-name="ce55">
            <text:p>6.704.277</text:p>
          </table:table-cell>
          <table:table-cell office:value-type="percentage" office:value="0.94032902301550947" table:style-name="ce56">
            <text:p>94,0%</text:p>
          </table:table-cell>
          <table:table-cell office:value-type="float" office:value="7028006" table:style-name="ce55">
            <text:p>7.028.006</text:p>
          </table:table-cell>
          <table:table-cell office:value-type="percentage" office:value="0.89908898875346566" table:style-name="ce56">
            <text:p>89,9%</text:p>
          </table:table-cell>
          <table:table-cell office:value-type="float" office:value="4985675" table:style-name="ce55">
            <text:p>4.985.675</text:p>
          </table:table-cell>
          <table:table-cell office:value-type="percentage" office:value="0.83905389076442016" table:style-name="ce56">
            <text:p>83,9%</text:p>
          </table:table-cell>
          <table:table-cell office:value-type="float" office:value="4084965" table:style-name="ce55">
            <text:p>4.084.965</text:p>
          </table:table-cell>
          <table:table-cell office:value-type="percentage" office:value="0.82950104627680799" table:style-name="ce56">
            <text:p>83,0%</text:p>
          </table:table-cell>
          <table:table-cell office:value-type="float" office:value="3459464" table:style-name="ce55">
            <text:p>3.459.464</text:p>
          </table:table-cell>
          <table:table-cell office:value-type="percentage" office:value="0.86834763986202679" table:style-name="ce56">
            <text:p>86,8%</text:p>
          </table:table-cell>
          <table:table-cell office:value-type="float" office:value="38391658" table:style-name="ce55">
            <text:p>38.391.65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07770457356285" table:style-name="ce56">
            <text:p>91,0%</text:p>
          </table:table-cell>
          <table:table-cell office:value-type="percentage" office:value="0.80997285642683381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5927" table:style-name="ce62">
            <text:p>995.927</text:p>
          </table:table-cell>
          <table:table-cell office:value-type="percentage" office:value="0.91948641626982441" table:style-name="ce63">
            <text:p>91,9%</text:p>
          </table:table-cell>
          <table:table-cell office:value-type="float" office:value="858416" table:style-name="ce62">
            <text:p>858.416</text:p>
          </table:table-cell>
          <table:table-cell office:value-type="percentage" office:value="0.9225974115305331" table:style-name="ce63">
            <text:p>92,3%</text:p>
          </table:table-cell>
          <table:table-cell office:value-type="float" office:value="840546" table:style-name="ce62">
            <text:p>840.546</text:p>
          </table:table-cell>
          <table:table-cell office:value-type="percentage" office:value="0.68940837972881197" table:style-name="ce63">
            <text:p>68,9%</text:p>
          </table:table-cell>
          <table:table-cell office:value-type="float" office:value="636191" table:style-name="ce62">
            <text:p>636.191</text:p>
          </table:table-cell>
          <table:table-cell office:value-type="percentage" office:value="0.50432391339331084" table:style-name="ce63">
            <text:p>50,4%</text:p>
          </table:table-cell>
          <table:table-cell office:value-type="float" office:value="315536" table:style-name="ce62">
            <text:p>315.536</text:p>
          </table:table-cell>
          <table:table-cell office:value-type="percentage" office:value="0.33422095681150393" table:style-name="ce63">
            <text:p>33,4%</text:p>
          </table:table-cell>
          <table:table-cell office:value-type="float" office:value="181879" table:style-name="ce62">
            <text:p>181.879</text:p>
          </table:table-cell>
          <table:table-cell office:value-type="percentage" office:value="0.23205067683945954" table:style-name="ce63">
            <text:p>23,2%</text:p>
          </table:table-cell>
          <table:table-cell office:value-type="float" office:value="202378" table:style-name="ce62">
            <text:p>202.378</text:p>
          </table:table-cell>
          <table:table-cell office:value-type="percentage" office:value="0.63528606676251409" table:style-name="ce46">
            <text:p>63,5%</text:p>
          </table:table-cell>
          <table:table-cell office:value-type="float" office:value="743733" table:style-name="ce62">
            <text:p>743.733</text:p>
          </table:table-cell>
          <table:table-cell office:value-type="percentage" office:value="0.85926952045021554" table:style-name="ce46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279" table:style-name="ce7">
            <text:p>201.279</text:p>
          </table:table-cell>
          <table:table-cell office:value-type="percentage" office:value="0.91628313508050752" table:style-name="ce49">
            <text:p>91,6%</text:p>
          </table:table-cell>
          <table:table-cell office:value-type="float" office:value="141671" table:style-name="ce7">
            <text:p>141.671</text:p>
          </table:table-cell>
          <table:table-cell office:value-type="percentage" office:value="0.91768310456733104" table:style-name="ce49">
            <text:p>91,8%</text:p>
          </table:table-cell>
          <table:table-cell office:value-type="float" office:value="131493" table:style-name="ce7">
            <text:p>131.493</text:p>
          </table:table-cell>
          <table:table-cell office:value-type="percentage" office:value="0.70431988001821155" table:style-name="ce49">
            <text:p>70,4%</text:p>
          </table:table-cell>
          <table:table-cell office:value-type="float" office:value="98289" table:style-name="ce7">
            <text:p>98.289</text:p>
          </table:table-cell>
          <table:table-cell office:value-type="percentage" office:value="0.5183663567371436" table:style-name="ce49">
            <text:p>51,8%</text:p>
          </table:table-cell>
          <table:table-cell office:value-type="float" office:value="44993" table:style-name="ce7">
            <text:p>44.993</text:p>
          </table:table-cell>
          <table:table-cell office:value-type="percentage" office:value="0.35073783335022335" table:style-name="ce49">
            <text:p>35,1%</text:p>
          </table:table-cell>
          <table:table-cell office:value-type="float" office:value="31861" table:style-name="ce7">
            <text:p>31.861</text:p>
          </table:table-cell>
          <table:table-cell office:value-type="percentage" office:value="0.29897061997391361" table:style-name="ce49">
            <text:p>29,9%</text:p>
          </table:table-cell>
          <table:table-cell office:value-type="float" office:value="36673" table:style-name="ce7">
            <text:p>36.673</text:p>
          </table:table-cell>
          <table:table-cell office:value-type="percentage" office:value="0.62381778594270942" table:style-name="ce49">
            <text:p>62,4%</text:p>
          </table:table-cell>
          <table:table-cell office:value-type="float" office:value="117578" table:style-name="ce7">
            <text:p>117.578</text:p>
          </table:table-cell>
          <table:table-cell office:value-type="percentage" office:value="0.86994288081920157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594" table:style-name="ce7">
            <text:p>191.594</text:p>
          </table:table-cell>
          <table:table-cell office:value-type="percentage" office:value="0.94548487226178313" table:style-name="ce49">
            <text:p>94,5%</text:p>
          </table:table-cell>
          <table:table-cell office:value-type="float" office:value="141743" table:style-name="ce7">
            <text:p>141.743</text:p>
          </table:table-cell>
          <table:table-cell office:value-type="percentage" office:value="0.95708922470256186" table:style-name="ce49">
            <text:p>95,7%</text:p>
          </table:table-cell>
          <table:table-cell office:value-type="float" office:value="143066" table:style-name="ce7">
            <text:p>143.066</text:p>
          </table:table-cell>
          <table:table-cell office:value-type="percentage" office:value="0.93375365497076024" table:style-name="ce49">
            <text:p>93,4%</text:p>
          </table:table-cell>
          <table:table-cell office:value-type="float" office:value="122824" table:style-name="ce7">
            <text:p>122.824</text:p>
          </table:table-cell>
          <table:table-cell office:value-type="percentage" office:value="0.81290869139332322" table:style-name="ce49">
            <text:p>81,3%</text:p>
          </table:table-cell>
          <table:table-cell office:value-type="float" office:value="56164" table:style-name="ce7">
            <text:p>56.164</text:p>
          </table:table-cell>
          <table:table-cell office:value-type="percentage" office:value="0.61680046564239976" table:style-name="ce49">
            <text:p>61,7%</text:p>
          </table:table-cell>
          <table:table-cell office:value-type="float" office:value="37695" table:style-name="ce7">
            <text:p>37.695</text:p>
          </table:table-cell>
          <table:table-cell office:value-type="percentage" office:value="0.56609298972787891" table:style-name="ce49">
            <text:p>56,6%</text:p>
          </table:table-cell>
          <table:table-cell office:value-type="float" office:value="41580" table:style-name="ce7">
            <text:p>41.580</text:p>
          </table:table-cell>
          <table:table-cell office:value-type="percentage" office:value="0.91741499900712664" table:style-name="ce49">
            <text:p>91,7%</text:p>
          </table:table-cell>
          <table:table-cell office:value-type="float" office:value="113496" table:style-name="ce7">
            <text:p>113.496</text:p>
          </table:table-cell>
          <table:table-cell office:value-type="percentage" office:value="0.96547969443830073" table:style-name="ce49">
            <text:p>96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077" table:style-name="ce7">
            <text:p>119.077</text:p>
          </table:table-cell>
          <table:table-cell office:value-type="percentage" office:value="0.90964439860967883" table:style-name="ce49">
            <text:p>91,0%</text:p>
          </table:table-cell>
          <table:table-cell office:value-type="float" office:value="94969" table:style-name="ce7">
            <text:p>94.969</text:p>
          </table:table-cell>
          <table:table-cell office:value-type="percentage" office:value="0.85070228241785806" table:style-name="ce49">
            <text:p>85,1%</text:p>
          </table:table-cell>
          <table:table-cell office:value-type="float" office:value="97855" table:style-name="ce7">
            <text:p>97.855</text:p>
          </table:table-cell>
          <table:table-cell office:value-type="percentage" office:value="0.64246415252901934" table:style-name="ce49">
            <text:p>64,2%</text:p>
          </table:table-cell>
          <table:table-cell office:value-type="float" office:value="73215" table:style-name="ce7">
            <text:p>73.215</text:p>
          </table:table-cell>
          <table:table-cell office:value-type="percentage" office:value="0.42623113062006251" table:style-name="ce49">
            <text:p>42,6%</text:p>
          </table:table-cell>
          <table:table-cell office:value-type="float" office:value="31788" table:style-name="ce7">
            <text:p>31.788</text:p>
          </table:table-cell>
          <table:table-cell office:value-type="percentage" office:value="0.24003987072220376" table:style-name="ce49">
            <text:p>24,0%</text:p>
          </table:table-cell>
          <table:table-cell office:value-type="float" office:value="20325" table:style-name="ce7">
            <text:p>20.325</text:p>
          </table:table-cell>
          <table:table-cell office:value-type="percentage" office:value="0.19945046857367155" table:style-name="ce49">
            <text:p>19,9%</text:p>
          </table:table-cell>
          <table:table-cell office:value-type="float" office:value="34192" table:style-name="ce7">
            <text:p>34.192</text:p>
          </table:table-cell>
          <table:table-cell office:value-type="percentage" office:value="0.67049710755956471" table:style-name="ce49">
            <text:p>67,0%</text:p>
          </table:table-cell>
          <table:table-cell office:value-type="float" office:value="98820" table:style-name="ce7">
            <text:p>98.820</text:p>
          </table:table-cell>
          <table:table-cell office:value-type="percentage" office:value="0.82387761057151199" table:style-name="ce49">
            <text:p>82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123" table:style-name="ce7">
            <text:p>221.123</text:p>
          </table:table-cell>
          <table:table-cell office:value-type="percentage" office:value="0.90643497794611971" table:style-name="ce49">
            <text:p>90,6%</text:p>
          </table:table-cell>
          <table:table-cell office:value-type="float" office:value="193688" table:style-name="ce7">
            <text:p>193.688</text:p>
          </table:table-cell>
          <table:table-cell office:value-type="percentage" office:value="0.86706687617231393" table:style-name="ce49">
            <text:p>86,7%</text:p>
          </table:table-cell>
          <table:table-cell office:value-type="float" office:value="232312" table:style-name="ce7">
            <text:p>232.312</text:p>
          </table:table-cell>
          <table:table-cell office:value-type="percentage" office:value="0.72118139739916243" table:style-name="ce49">
            <text:p>72,1%</text:p>
          </table:table-cell>
          <table:table-cell office:value-type="float" office:value="172501" table:style-name="ce7">
            <text:p>172.501</text:p>
          </table:table-cell>
          <table:table-cell office:value-type="percentage" office:value="0.53954953348784696" table:style-name="ce49">
            <text:p>54,0%</text:p>
          </table:table-cell>
          <table:table-cell office:value-type="float" office:value="64416" table:style-name="ce7">
            <text:p>64.416</text:p>
          </table:table-cell>
          <table:table-cell office:value-type="percentage" office:value="0.27880041723112614" table:style-name="ce49">
            <text:p>27,9%</text:p>
          </table:table-cell>
          <table:table-cell office:value-type="float" office:value="32539" table:style-name="ce7">
            <text:p>32.539</text:p>
          </table:table-cell>
          <table:table-cell office:value-type="percentage" office:value="0.17283065368537906" table:style-name="ce49">
            <text:p>17,3%</text:p>
          </table:table-cell>
          <table:table-cell office:value-type="float" office:value="95620" table:style-name="ce7">
            <text:p>95.620</text:p>
          </table:table-cell>
          <table:table-cell office:value-type="percentage" office:value="0.71207292007983081" table:style-name="ce49">
            <text:p>71,2%</text:p>
          </table:table-cell>
          <table:table-cell office:value-type="float" office:value="184832" table:style-name="ce7">
            <text:p>184.832</text:p>
          </table:table-cell>
          <table:table-cell office:value-type="percentage" office:value="0.82987387921319311" table:style-name="ce49">
            <text:p>83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459" table:style-name="ce7">
            <text:p>92.459</text:p>
          </table:table-cell>
          <table:table-cell office:value-type="percentage" office:value="0.94075212144645004" table:style-name="ce49">
            <text:p>94,1%</text:p>
          </table:table-cell>
          <table:table-cell office:value-type="float" office:value="75559" table:style-name="ce7">
            <text:p>75.559</text:p>
          </table:table-cell>
          <table:table-cell office:value-type="percentage" office:value="0.98166818240873066" table:style-name="ce49">
            <text:p>98,2%</text:p>
          </table:table-cell>
          <table:table-cell office:value-type="float" office:value="70279" table:style-name="ce7">
            <text:p>70.279</text:p>
          </table:table-cell>
          <table:table-cell office:value-type="percentage" office:value="0.8287422466451263" table:style-name="ce49">
            <text:p>82,9%</text:p>
          </table:table-cell>
          <table:table-cell office:value-type="float" office:value="58762" table:style-name="ce7">
            <text:p>58.762</text:p>
          </table:table-cell>
          <table:table-cell office:value-type="percentage" office:value="0.6612948603968084" table:style-name="ce49">
            <text:p>66,1%</text:p>
          </table:table-cell>
          <table:table-cell office:value-type="float" office:value="27867" table:style-name="ce7">
            <text:p>27.867</text:p>
          </table:table-cell>
          <table:table-cell office:value-type="percentage" office:value="0.49689740023536966" table:style-name="ce49">
            <text:p>49,7%</text:p>
          </table:table-cell>
          <table:table-cell office:value-type="float" office:value="14256" table:style-name="ce7">
            <text:p>14.256</text:p>
          </table:table-cell>
          <table:table-cell office:value-type="percentage" office:value="0.33500176242509694" table:style-name="ce49">
            <text:p>33,5%</text:p>
          </table:table-cell>
          <table:table-cell office:value-type="float" office:value="19738" table:style-name="ce7">
            <text:p>19.738</text:p>
          </table:table-cell>
          <table:table-cell office:value-type="percentage" office:value="0.889660146038042" table:style-name="ce49">
            <text:p>89,0%</text:p>
          </table:table-cell>
          <table:table-cell office:value-type="float" office:value="55790" table:style-name="ce7">
            <text:p>55.790</text:p>
          </table:table-cell>
          <table:table-cell office:value-type="percentage" office:value="0.94123800043864825" table:style-name="ce49">
            <text:p>94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587" table:style-name="ce7">
            <text:p>446.587</text:p>
          </table:table-cell>
          <table:table-cell office:value-type="percentage" office:value="0.93318720079571882" table:style-name="ce49">
            <text:p>93,3%</text:p>
          </table:table-cell>
          <table:table-cell office:value-type="float" office:value="294835" table:style-name="ce7">
            <text:p>294.835</text:p>
          </table:table-cell>
          <table:table-cell office:value-type="percentage" office:value="0.91411784767544613" table:style-name="ce49">
            <text:p>91,4%</text:p>
          </table:table-cell>
          <table:table-cell office:value-type="float" office:value="295703" table:style-name="ce7">
            <text:p>295.703</text:p>
          </table:table-cell>
          <table:table-cell office:value-type="percentage" office:value="0.83666401645582877" table:style-name="ce49">
            <text:p>83,7%</text:p>
          </table:table-cell>
          <table:table-cell office:value-type="float" office:value="218525" table:style-name="ce7">
            <text:p>218.525</text:p>
          </table:table-cell>
          <table:table-cell office:value-type="percentage" office:value="0.67934529175863467" table:style-name="ce49">
            <text:p>67,9%</text:p>
          </table:table-cell>
          <table:table-cell office:value-type="float" office:value="109425" table:style-name="ce7">
            <text:p>109.425</text:p>
          </table:table-cell>
          <table:table-cell office:value-type="percentage" office:value="0.51151104359004329" table:style-name="ce49">
            <text:p>51,2%</text:p>
          </table:table-cell>
          <table:table-cell office:value-type="float" office:value="73392" table:style-name="ce7">
            <text:p>73.392</text:p>
          </table:table-cell>
          <table:table-cell office:value-type="percentage" office:value="0.41971623174978984" table:style-name="ce49">
            <text:p>42,0%</text:p>
          </table:table-cell>
          <table:table-cell office:value-type="float" office:value="82350" table:style-name="ce7">
            <text:p>82.350</text:p>
          </table:table-cell>
          <table:table-cell office:value-type="percentage" office:value="0.86098739100432842" table:style-name="ce49">
            <text:p>86,1%</text:p>
          </table:table-cell>
          <table:table-cell office:value-type="float" office:value="225996" table:style-name="ce7">
            <text:p>225.996</text:p>
          </table:table-cell>
          <table:table-cell office:value-type="percentage" office:value="0.9287290569945631" table:style-name="ce49">
            <text:p>92,9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018" table:style-name="ce7">
            <text:p>269.018</text:p>
          </table:table-cell>
          <table:table-cell office:value-type="percentage" office:value="0.90933305390395514" table:style-name="ce49">
            <text:p>90,9%</text:p>
          </table:table-cell>
          <table:table-cell office:value-type="float" office:value="203683" table:style-name="ce7">
            <text:p>203.683</text:p>
          </table:table-cell>
          <table:table-cell office:value-type="percentage" office:value="0.92230609352430026" table:style-name="ce49">
            <text:p>92,2%</text:p>
          </table:table-cell>
          <table:table-cell office:value-type="float" office:value="217352" table:style-name="ce7">
            <text:p>217.352</text:p>
          </table:table-cell>
          <table:table-cell office:value-type="percentage" office:value="0.76452980179039376" table:style-name="ce49">
            <text:p>76,5%</text:p>
          </table:table-cell>
          <table:table-cell office:value-type="float" office:value="167679" table:style-name="ce7">
            <text:p>167.679</text:p>
          </table:table-cell>
          <table:table-cell office:value-type="percentage" office:value="0.58970679777592561" table:style-name="ce49">
            <text:p>59,0%</text:p>
          </table:table-cell>
          <table:table-cell office:value-type="float" office:value="76781" table:style-name="ce7">
            <text:p>76.781</text:p>
          </table:table-cell>
          <table:table-cell office:value-type="percentage" office:value="0.37617276873857852" table:style-name="ce49">
            <text:p>37,6%</text:p>
          </table:table-cell>
          <table:table-cell office:value-type="float" office:value="42793" table:style-name="ce7">
            <text:p>42.793</text:p>
          </table:table-cell>
          <table:table-cell office:value-type="percentage" office:value="0.24885293758468491" table:style-name="ce49">
            <text:p>24,9%</text:p>
          </table:table-cell>
          <table:table-cell office:value-type="float" office:value="64446" table:style-name="ce7">
            <text:p>64.446</text:p>
          </table:table-cell>
          <table:table-cell office:value-type="percentage" office:value="0.83298004342880783" table:style-name="ce49">
            <text:p>83,3%</text:p>
          </table:table-cell>
          <table:table-cell office:value-type="float" office:value="180342" table:style-name="ce7">
            <text:p>180.342</text:p>
          </table:table-cell>
          <table:table-cell office:value-type="percentage" office:value="0.86941555905876222" table:style-name="ce49">
            <text:p>86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1325" table:style-name="ce7">
            <text:p>971.325</text:p>
          </table:table-cell>
          <table:table-cell office:value-type="percentage" office:value="0.90506855161078115" table:style-name="ce49">
            <text:p>90,5%</text:p>
          </table:table-cell>
          <table:table-cell office:value-type="float" office:value="713042" table:style-name="ce7">
            <text:p>713.042</text:p>
          </table:table-cell>
          <table:table-cell office:value-type="percentage" office:value="0.89343109959478462" table:style-name="ce49">
            <text:p>89,3%</text:p>
          </table:table-cell>
          <table:table-cell office:value-type="float" office:value="741319" table:style-name="ce7">
            <text:p>741.319</text:p>
          </table:table-cell>
          <table:table-cell office:value-type="percentage" office:value="0.71638313580876845" table:style-name="ce49">
            <text:p>71,6%</text:p>
          </table:table-cell>
          <table:table-cell office:value-type="float" office:value="613156" table:style-name="ce7">
            <text:p>613.156</text:p>
          </table:table-cell>
          <table:table-cell office:value-type="percentage" office:value="0.5339698701642519" table:style-name="ce49">
            <text:p>53,4%</text:p>
          </table:table-cell>
          <table:table-cell office:value-type="float" office:value="279737" table:style-name="ce7">
            <text:p>279.737</text:p>
          </table:table-cell>
          <table:table-cell office:value-type="percentage" office:value="0.34630259154078702" table:style-name="ce49">
            <text:p>34,6%</text:p>
          </table:table-cell>
          <table:table-cell office:value-type="float" office:value="156489" table:style-name="ce7">
            <text:p>156.489</text:p>
          </table:table-cell>
          <table:table-cell office:value-type="percentage" office:value="0.23298911052946589" table:style-name="ce49">
            <text:p>23,3%</text:p>
          </table:table-cell>
          <table:table-cell office:value-type="float" office:value="212281" table:style-name="ce7">
            <text:p>212.281</text:p>
          </table:table-cell>
          <table:table-cell office:value-type="percentage" office:value="0.61082081177668945" table:style-name="ce49">
            <text:p>61,1%</text:p>
          </table:table-cell>
          <table:table-cell office:value-type="float" office:value="701053" table:style-name="ce7">
            <text:p>701.053</text:p>
          </table:table-cell>
          <table:table-cell office:value-type="percentage" office:value="0.87201720517847015" table:style-name="ce49">
            <text:p>87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6800" table:style-name="ce7">
            <text:p>686.800</text:p>
          </table:table-cell>
          <table:table-cell office:value-type="percentage" office:value="0.94470426409903718" table:style-name="ce49">
            <text:p>94,5%</text:p>
          </table:table-cell>
          <table:table-cell office:value-type="float" office:value="551151" table:style-name="ce7">
            <text:p>551.151</text:p>
          </table:table-cell>
          <table:table-cell office:value-type="percentage" office:value="0.96629585798816564" table:style-name="ce49">
            <text:p>96,6%</text:p>
          </table:table-cell>
          <table:table-cell office:value-type="float" office:value="582709" table:style-name="ce7">
            <text:p>582.709</text:p>
          </table:table-cell>
          <table:table-cell office:value-type="percentage" office:value="0.81419076109661848" table:style-name="ce49">
            <text:p>81,4%</text:p>
          </table:table-cell>
          <table:table-cell office:value-type="float" office:value="485614" table:style-name="ce7">
            <text:p>485.614</text:p>
          </table:table-cell>
          <table:table-cell office:value-type="percentage" office:value="0.64162600465878927" table:style-name="ce49">
            <text:p>64,2%</text:p>
          </table:table-cell>
          <table:table-cell office:value-type="float" office:value="241274" table:style-name="ce7">
            <text:p>241.274</text:p>
          </table:table-cell>
          <table:table-cell office:value-type="percentage" office:value="0.46635251003162181" table:style-name="ce49">
            <text:p>46,6%</text:p>
          </table:table-cell>
          <table:table-cell office:value-type="float" office:value="156769" table:style-name="ce7">
            <text:p>156.769</text:p>
          </table:table-cell>
          <table:table-cell office:value-type="percentage" office:value="0.36220034009204666" table:style-name="ce49">
            <text:p>36,2%</text:p>
          </table:table-cell>
          <table:table-cell office:value-type="float" office:value="184327" table:style-name="ce7">
            <text:p>184.327</text:p>
          </table:table-cell>
          <table:table-cell office:value-type="percentage" office:value="0.87330623306233057" table:style-name="ce49">
            <text:p>87,3%</text:p>
          </table:table-cell>
          <table:table-cell office:value-type="float" office:value="428281" table:style-name="ce7">
            <text:p>428.281</text:p>
          </table:table-cell>
          <table:table-cell office:value-type="percentage" office:value="0.91716063765086819" table:style-name="ce49">
            <text:p>9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309" table:style-name="ce7">
            <text:p>154.309</text:p>
          </table:table-cell>
          <table:table-cell office:value-type="percentage" office:value="0.89009188811914886" table:style-name="ce49">
            <text:p>89,0%</text:p>
          </table:table-cell>
          <table:table-cell office:value-type="float" office:value="125094" table:style-name="ce7">
            <text:p>125.094</text:p>
          </table:table-cell>
          <table:table-cell office:value-type="percentage" office:value="0.94427669917569979" table:style-name="ce49">
            <text:p>94,4%</text:p>
          </table:table-cell>
          <table:table-cell office:value-type="float" office:value="129433" table:style-name="ce7">
            <text:p>129.433</text:p>
          </table:table-cell>
          <table:table-cell office:value-type="percentage" office:value="0.80222756628776137" table:style-name="ce49">
            <text:p>80,2%</text:p>
          </table:table-cell>
          <table:table-cell office:value-type="float" office:value="96597" table:style-name="ce7">
            <text:p>96.597</text:p>
          </table:table-cell>
          <table:table-cell office:value-type="percentage" office:value="0.6629355367817118" table:style-name="ce49">
            <text:p>66,3%</text:p>
          </table:table-cell>
          <table:table-cell office:value-type="float" office:value="55537" table:style-name="ce7">
            <text:p>55.537</text:p>
          </table:table-cell>
          <table:table-cell office:value-type="percentage" office:value="0.49316686350598954" table:style-name="ce49">
            <text:p>49,3%</text:p>
          </table:table-cell>
          <table:table-cell office:value-type="float" office:value="22532" table:style-name="ce7">
            <text:p>22.532</text:p>
          </table:table-cell>
          <table:table-cell office:value-type="percentage" office:value="0.24269972748521634" table:style-name="ce49">
            <text:p>24,3%</text:p>
          </table:table-cell>
          <table:table-cell office:value-type="float" office:value="34859" table:style-name="ce7">
            <text:p>34.859</text:p>
          </table:table-cell>
          <table:table-cell office:value-type="percentage" office:value="0.87429460008527504" table:style-name="ce49">
            <text:p>87,4%</text:p>
          </table:table-cell>
          <table:table-cell office:value-type="float" office:value="91857" table:style-name="ce7">
            <text:p>91.857</text:p>
          </table:table-cell>
          <table:table-cell office:value-type="percentage" office:value="0.9107195970732288" table:style-name="ce49">
            <text:p>91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508" table:style-name="ce7">
            <text:p>505.508</text:p>
          </table:table-cell>
          <table:table-cell office:value-type="percentage" office:value="0.94888847592714609" table:style-name="ce49">
            <text:p>94,9%</text:p>
          </table:table-cell>
          <table:table-cell office:value-type="float" office:value="334337" table:style-name="ce7">
            <text:p>334.337</text:p>
          </table:table-cell>
          <table:table-cell office:value-type="percentage" office:value="0.9623257902402238" table:style-name="ce49">
            <text:p>96,2%</text:p>
          </table:table-cell>
          <table:table-cell office:value-type="float" office:value="371998" table:style-name="ce7">
            <text:p>371.998</text:p>
          </table:table-cell>
          <table:table-cell office:value-type="percentage" office:value="0.94879780040961759" table:style-name="ce49">
            <text:p>94,9%</text:p>
          </table:table-cell>
          <table:table-cell office:value-type="float" office:value="372720" table:style-name="ce7">
            <text:p>372.720</text:p>
          </table:table-cell>
          <table:table-cell office:value-type="percentage" office:value="0.9088869597448328" table:style-name="ce49">
            <text:p>90,9%</text:p>
          </table:table-cell>
          <table:table-cell office:value-type="float" office:value="179567" table:style-name="ce7">
            <text:p>179.567</text:p>
          </table:table-cell>
          <table:table-cell office:value-type="percentage" office:value="0.67545242188175902" table:style-name="ce49">
            <text:p>67,5%</text:p>
          </table:table-cell>
          <table:table-cell office:value-type="float" office:value="122078" table:style-name="ce7">
            <text:p>122.078</text:p>
          </table:table-cell>
          <table:table-cell office:value-type="percentage" office:value="0.60818532818532822" table:style-name="ce49">
            <text:p>60,8%</text:p>
          </table:table-cell>
          <table:table-cell office:value-type="float" office:value="112868" table:style-name="ce7">
            <text:p>112.868</text:p>
          </table:table-cell>
          <table:table-cell office:value-type="percentage" office:value="0.9101597464700143" table:style-name="ce49">
            <text:p>91,0%</text:p>
          </table:table-cell>
          <table:table-cell office:value-type="float" office:value="298863" table:style-name="ce7">
            <text:p>298.863</text:p>
          </table:table-cell>
          <table:table-cell office:value-type="percentage" office:value="0.98099477110023536" table:style-name="ce49">
            <text:p>98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028" table:style-name="ce7">
            <text:p>48.028</text:p>
          </table:table-cell>
          <table:table-cell office:value-type="percentage" office:value="0.92530584722088427" table:style-name="ce49">
            <text:p>92,5%</text:p>
          </table:table-cell>
          <table:table-cell office:value-type="float" office:value="35594" table:style-name="ce7">
            <text:p>35.594</text:p>
          </table:table-cell>
          <table:table-cell office:value-type="percentage" office:value="0.9356500709741864" table:style-name="ce49">
            <text:p>93,6%</text:p>
          </table:table-cell>
          <table:table-cell office:value-type="float" office:value="32280" table:style-name="ce7">
            <text:p>32.280</text:p>
          </table:table-cell>
          <table:table-cell office:value-type="percentage" office:value="0.71286603948588845" table:style-name="ce49">
            <text:p>71,3%</text:p>
          </table:table-cell>
          <table:table-cell office:value-type="float" office:value="25853" table:style-name="ce7">
            <text:p>25.853</text:p>
          </table:table-cell>
          <table:table-cell office:value-type="percentage" office:value="0.54348420189619295" table:style-name="ce49">
            <text:p>54,3%</text:p>
          </table:table-cell>
          <table:table-cell office:value-type="float" office:value="10345" table:style-name="ce7">
            <text:p>10.345</text:p>
          </table:table-cell>
          <table:table-cell office:value-type="percentage" office:value="0.32740450042725577" table:style-name="ce49">
            <text:p>32,7%</text:p>
          </table:table-cell>
          <table:table-cell office:value-type="float" office:value="3931" table:style-name="ce7">
            <text:p>3.931</text:p>
          </table:table-cell>
          <table:table-cell office:value-type="percentage" office:value="0.15958267364916981" table:style-name="ce49">
            <text:p>16,0%</text:p>
          </table:table-cell>
          <table:table-cell office:value-type="float" office:value="12451" table:style-name="ce7">
            <text:p>12.451</text:p>
          </table:table-cell>
          <table:table-cell office:value-type="percentage" office:value="0.87295800322512795" table:style-name="ce49">
            <text:p>87,3%</text:p>
          </table:table-cell>
          <table:table-cell office:value-type="float" office:value="24950" table:style-name="ce7">
            <text:p>24.950</text:p>
          </table:table-cell>
          <table:table-cell office:value-type="percentage" office:value="0.84338978467363013" table:style-name="ce49">
            <text:p>84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4823" table:style-name="ce7">
            <text:p>824.823</text:p>
          </table:table-cell>
          <table:table-cell office:value-type="percentage" office:value="0.93258296116230421" table:style-name="ce49">
            <text:p>93,3%</text:p>
          </table:table-cell>
          <table:table-cell office:value-type="float" office:value="609893" table:style-name="ce7">
            <text:p>609.893</text:p>
          </table:table-cell>
          <table:table-cell office:value-type="percentage" office:value="0.8920059321488536" table:style-name="ce49">
            <text:p>89,2%</text:p>
          </table:table-cell>
          <table:table-cell office:value-type="float" office:value="679251" table:style-name="ce7">
            <text:p>679.251</text:p>
          </table:table-cell>
          <table:table-cell office:value-type="percentage" office:value="0.71940380391151748" table:style-name="ce49">
            <text:p>71,9%</text:p>
          </table:table-cell>
          <table:table-cell office:value-type="float" office:value="555205" table:style-name="ce7">
            <text:p>555.205</text:p>
          </table:table-cell>
          <table:table-cell office:value-type="percentage" office:value="0.53636258247756319" table:style-name="ce49">
            <text:p>53,6%</text:p>
          </table:table-cell>
          <table:table-cell office:value-type="float" office:value="283371" table:style-name="ce7">
            <text:p>283.371</text:p>
          </table:table-cell>
          <table:table-cell office:value-type="percentage" office:value="0.37501240684937487" table:style-name="ce49">
            <text:p>37,5%</text:p>
          </table:table-cell>
          <table:table-cell office:value-type="float" office:value="171371" table:style-name="ce7">
            <text:p>171.371</text:p>
          </table:table-cell>
          <table:table-cell office:value-type="percentage" office:value="0.28160684384279278" table:style-name="ce49">
            <text:p>28,2%</text:p>
          </table:table-cell>
          <table:table-cell office:value-type="float" office:value="186535" table:style-name="ce7">
            <text:p>186.535</text:p>
          </table:table-cell>
          <table:table-cell office:value-type="percentage" office:value="0.77894934647346226" table:style-name="ce49">
            <text:p>77,9%</text:p>
          </table:table-cell>
          <table:table-cell office:value-type="float" office:value="552784" table:style-name="ce7">
            <text:p>552.784</text:p>
          </table:table-cell>
          <table:table-cell office:value-type="percentage" office:value="0.83726101095226046" table:style-name="ce49">
            <text:p>83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57935" table:style-name="ce7">
            <text:p>157.935</text:p>
          </table:table-cell>
          <table:table-cell office:value-type="percentage" office:value="0.89507957018498363" table:style-name="ce49">
            <text:p>89,5%</text:p>
          </table:table-cell>
          <table:table-cell office:value-type="float" office:value="125813" table:style-name="ce7">
            <text:p>125.813</text:p>
          </table:table-cell>
          <table:table-cell office:value-type="percentage" office:value="0.86007164244404644" table:style-name="ce49">
            <text:p>86,0%</text:p>
          </table:table-cell>
          <table:table-cell office:value-type="float" office:value="141031" table:style-name="ce7">
            <text:p>141.031</text:p>
          </table:table-cell>
          <table:table-cell office:value-type="percentage" office:value="0.67888552462464924" table:style-name="ce49">
            <text:p>67,9%</text:p>
          </table:table-cell>
          <table:table-cell office:value-type="float" office:value="114494" table:style-name="ce7">
            <text:p>114.494</text:p>
          </table:table-cell>
          <table:table-cell office:value-type="percentage" office:value="0.49249603186551788" table:style-name="ce49">
            <text:p>49,2%</text:p>
          </table:table-cell>
          <table:table-cell office:value-type="float" office:value="49027" table:style-name="ce7">
            <text:p>49.027</text:p>
          </table:table-cell>
          <table:table-cell office:value-type="percentage" office:value="0.28893118974093018" table:style-name="ce49">
            <text:p>28,9%</text:p>
          </table:table-cell>
          <table:table-cell office:value-type="float" office:value="34143" table:style-name="ce7">
            <text:p>34.143</text:p>
          </table:table-cell>
          <table:table-cell office:value-type="percentage" office:value="0.23697251526929483" table:style-name="ce49">
            <text:p>23,7%</text:p>
          </table:table-cell>
          <table:table-cell office:value-type="float" office:value="48966" table:style-name="ce7">
            <text:p>48.966</text:p>
          </table:table-cell>
          <table:table-cell office:value-type="percentage" office:value="0.73422200896672718" table:style-name="ce49">
            <text:p>73,4%</text:p>
          </table:table-cell>
          <table:table-cell office:value-type="float" office:value="107663" table:style-name="ce7">
            <text:p>107.663</text:p>
          </table:table-cell>
          <table:table-cell office:value-type="percentage" office:value="0.81683547665111333" table:style-name="ce49">
            <text:p>8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248" table:style-name="ce7">
            <text:p>92.248</text:p>
          </table:table-cell>
          <table:table-cell office:value-type="percentage" office:value="0.93964735721634263" table:style-name="ce49">
            <text:p>94,0%</text:p>
          </table:table-cell>
          <table:table-cell office:value-type="float" office:value="69676" table:style-name="ce7">
            <text:p>69.676</text:p>
          </table:table-cell>
          <table:table-cell office:value-type="percentage" office:value="0.96428027734337163" table:style-name="ce49">
            <text:p>96,4%</text:p>
          </table:table-cell>
          <table:table-cell office:value-type="float" office:value="69872" table:style-name="ce7">
            <text:p>69.872</text:p>
          </table:table-cell>
          <table:table-cell office:value-type="percentage" office:value="0.75821731251288615" table:style-name="ce49">
            <text:p>75,8%</text:p>
          </table:table-cell>
          <table:table-cell office:value-type="float" office:value="53906" table:style-name="ce7">
            <text:p>53.906</text:p>
          </table:table-cell>
          <table:table-cell office:value-type="percentage" office:value="0.56214739344894826" table:style-name="ce49">
            <text:p>56,2%</text:p>
          </table:table-cell>
          <table:table-cell office:value-type="float" office:value="24763" table:style-name="ce7">
            <text:p>24.763</text:p>
          </table:table-cell>
          <table:table-cell office:value-type="percentage" office:value="0.38019130087666775" table:style-name="ce49">
            <text:p>38,0%</text:p>
          </table:table-cell>
          <table:table-cell office:value-type="float" office:value="14565" table:style-name="ce7">
            <text:p>14.565</text:p>
          </table:table-cell>
          <table:table-cell office:value-type="percentage" office:value="0.24843925903182887" table:style-name="ce49">
            <text:p>24,8%</text:p>
          </table:table-cell>
          <table:table-cell office:value-type="float" office:value="20022" table:style-name="ce7">
            <text:p>20.022</text:p>
          </table:table-cell>
          <table:table-cell office:value-type="percentage" office:value="0.84058944540073055" table:style-name="ce49">
            <text:p>84,1%</text:p>
          </table:table-cell>
          <table:table-cell office:value-type="float" office:value="60329" table:style-name="ce7">
            <text:p>60.329</text:p>
          </table:table-cell>
          <table:table-cell office:value-type="percentage" office:value="0.89372324192998831" table:style-name="ce49">
            <text:p>89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136" table:style-name="ce7">
            <text:p>343.136</text:p>
          </table:table-cell>
          <table:table-cell office:value-type="percentage" office:value="0.91343143727239817" table:style-name="ce49">
            <text:p>91,3%</text:p>
          </table:table-cell>
          <table:table-cell office:value-type="float" office:value="249554" table:style-name="ce7">
            <text:p>249.554</text:p>
          </table:table-cell>
          <table:table-cell office:value-type="percentage" office:value="0.90695789645835978" table:style-name="ce49">
            <text:p>90,7%</text:p>
          </table:table-cell>
          <table:table-cell office:value-type="float" office:value="250400" table:style-name="ce7">
            <text:p>250.400</text:p>
          </table:table-cell>
          <table:table-cell office:value-type="percentage" office:value="0.77308288411783954" table:style-name="ce49">
            <text:p>77,3%</text:p>
          </table:table-cell>
          <table:table-cell office:value-type="float" office:value="174095" table:style-name="ce7">
            <text:p>174.095</text:p>
          </table:table-cell>
          <table:table-cell office:value-type="percentage" office:value="0.54037737488864679" table:style-name="ce49">
            <text:p>54,0%</text:p>
          </table:table-cell>
          <table:table-cell office:value-type="float" office:value="67062" table:style-name="ce7">
            <text:p>67.062</text:p>
          </table:table-cell>
          <table:table-cell office:value-type="percentage" office:value="0.32381145522496163" table:style-name="ce49">
            <text:p>32,4%</text:p>
          </table:table-cell>
          <table:table-cell office:value-type="float" office:value="37272" table:style-name="ce7">
            <text:p>37.272</text:p>
          </table:table-cell>
          <table:table-cell office:value-type="percentage" office:value="0.2182482521167832" table:style-name="ce49">
            <text:p>21,8%</text:p>
          </table:table-cell>
          <table:table-cell office:value-type="float" office:value="80000" table:style-name="ce7">
            <text:p>80.000</text:p>
          </table:table-cell>
          <table:table-cell office:value-type="percentage" office:value="0.80812162230415674" table:style-name="ce49">
            <text:p>80,8%</text:p>
          </table:table-cell>
          <table:table-cell office:value-type="float" office:value="192055" table:style-name="ce7">
            <text:p>192.055</text:p>
          </table:table-cell>
          <table:table-cell office:value-type="percentage" office:value="0.86997585602398997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31" table:style-name="ce7">
            <text:p>5.431</text:p>
          </table:table-cell>
          <table:table-cell office:value-type="percentage" office:value="0.82979373567608861" table:style-name="ce49">
            <text:p>83,0%</text:p>
          </table:table-cell>
          <table:table-cell office:value-type="float" office:value="6624" table:style-name="ce7">
            <text:p>6.624</text:p>
          </table:table-cell>
          <table:table-cell office:value-type="percentage" office:value="0.83668056081849185" table:style-name="ce49">
            <text:p>83,7%</text:p>
          </table:table-cell>
          <table:table-cell office:value-type="float" office:value="7321" table:style-name="ce7">
            <text:p>7.321</text:p>
          </table:table-cell>
          <table:table-cell office:value-type="percentage" office:value="0.67580540939721223" table:style-name="ce49">
            <text:p>67,6%</text:p>
          </table:table-cell>
          <table:table-cell office:value-type="float" office:value="6190" table:style-name="ce7">
            <text:p>6.190</text:p>
          </table:table-cell>
          <table:table-cell office:value-type="percentage" office:value="0.54614434445032645" table:style-name="ce49">
            <text:p>54,6%</text:p>
          </table:table-cell>
          <table:table-cell office:value-type="float" office:value="3291" table:style-name="ce7">
            <text:p>3.291</text:p>
          </table:table-cell>
          <table:table-cell office:value-type="percentage" office:value="0.35333905948035216" table:style-name="ce49">
            <text:p>35,3%</text:p>
          </table:table-cell>
          <table:table-cell office:value-type="float" office:value="1939" table:style-name="ce7">
            <text:p>1.939</text:p>
          </table:table-cell>
          <table:table-cell office:value-type="percentage" office:value="0.21427782075367444" table:style-name="ce49">
            <text:p>21,4%</text:p>
          </table:table-cell>
          <table:table-cell office:value-type="float" office:value="1571" table:style-name="ce7">
            <text:p>1.571</text:p>
          </table:table-cell>
          <table:table-cell office:value-type="percentage" office:value="0.40615305067218199" table:style-name="ce49">
            <text:p>40,6%</text:p>
          </table:table-cell>
          <table:table-cell office:value-type="float" office:value="7589" table:style-name="ce7">
            <text:p>7.589</text:p>
          </table:table-cell>
          <table:table-cell office:value-type="percentage" office:value="0.84935646334639059" table:style-name="ce49">
            <text:p>84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77" table:style-name="ce7">
            <text:p>4.177</text:p>
          </table:table-cell>
          <table:table-cell office:value-type="percentage" office:value="0.77094868955334073" table:style-name="ce49">
            <text:p>77,1%</text:p>
          </table:table-cell>
          <table:table-cell office:value-type="float" office:value="5090" table:style-name="ce7">
            <text:p>5.090</text:p>
          </table:table-cell>
          <table:table-cell office:value-type="percentage" office:value="0.68979536522564033" table:style-name="ce49">
            <text:p>69,0%</text:p>
          </table:table-cell>
          <table:table-cell office:value-type="float" office:value="6262" table:style-name="ce7">
            <text:p>6.262</text:p>
          </table:table-cell>
          <table:table-cell office:value-type="percentage" office:value="0.62632526505301056" table:style-name="ce49">
            <text:p>62,6%</text:p>
          </table:table-cell>
          <table:table-cell office:value-type="float" office:value="5304" table:style-name="ce7">
            <text:p>5.304</text:p>
          </table:table-cell>
          <table:table-cell office:value-type="percentage" office:value="0.50591377336894316" table:style-name="ce49">
            <text:p>50,6%</text:p>
          </table:table-cell>
          <table:table-cell office:value-type="float" office:value="2589" table:style-name="ce7">
            <text:p>2.589</text:p>
          </table:table-cell>
          <table:table-cell office:value-type="percentage" office:value="0.28875752844077629" table:style-name="ce49">
            <text:p>28,9%</text:p>
          </table:table-cell>
          <table:table-cell office:value-type="float" office:value="1931" table:style-name="ce7">
            <text:p>1.931</text:p>
          </table:table-cell>
          <table:table-cell office:value-type="percentage" office:value="0.2155374483759348" table:style-name="ce49">
            <text:p>21,6%</text:p>
          </table:table-cell>
          <table:table-cell office:value-type="float" office:value="1321" table:style-name="ce7">
            <text:p>1.321</text:p>
          </table:table-cell>
          <table:table-cell office:value-type="percentage" office:value="0.2922566371681416" table:style-name="ce49">
            <text:p>29,2%</text:p>
          </table:table-cell>
          <table:table-cell office:value-type="float" office:value="6063" table:style-name="ce7">
            <text:p>6.063</text:p>
          </table:table-cell>
          <table:table-cell office:value-type="percentage" office:value="0.85310257492612918" table:style-name="ce49">
            <text:p>85,3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94" table:style-name="ce7">
            <text:p>2.294</text:p>
          </table:table-cell>
          <table:table-cell office:value-type="percentage" office:value="0.64239708765051806" table:style-name="ce49">
            <text:p>64,2%</text:p>
          </table:table-cell>
          <table:table-cell office:value-type="float" office:value="6321" table:style-name="ce7">
            <text:p>6.321</text:p>
          </table:table-cell>
          <table:table-cell office:value-type="percentage" office:value="0.67982361798236179" table:style-name="ce49">
            <text:p>68,0%</text:p>
          </table:table-cell>
          <table:table-cell office:value-type="float" office:value="13315" table:style-name="ce7">
            <text:p>13.315</text:p>
          </table:table-cell>
          <table:table-cell office:value-type="percentage" office:value="0.61492633815175723" table:style-name="ce49">
            <text:p>61,5%</text:p>
          </table:table-cell>
          <table:table-cell office:value-type="float" office:value="11735" table:style-name="ce7">
            <text:p>11.735</text:p>
          </table:table-cell>
          <table:table-cell office:value-type="percentage" office:value="0.3738809061076242" table:style-name="ce49">
            <text:p>37,4%</text:p>
          </table:table-cell>
          <table:table-cell office:value-type="float" office:value="6421" table:style-name="ce7">
            <text:p>6.421</text:p>
          </table:table-cell>
          <table:table-cell office:value-type="percentage" office:value="0.27031236844320955" table:style-name="ce49">
            <text:p>27,0%</text:p>
          </table:table-cell>
          <table:table-cell office:value-type="float" office:value="1161" table:style-name="ce7">
            <text:p>1.161</text:p>
          </table:table-cell>
          <table:table-cell office:value-type="percentage" office:value="0.9105882352941177" table:style-name="ce49">
            <text:p>91,1%</text:p>
          </table:table-cell>
          <table:table-cell office:value-type="float" office:value="23914" table:style-name="ce7">
            <text:p>23.914</text:p>
          </table:table-cell>
          <table:table-cell office:value-type="percentage" office:value="0.44980720398758584" table:style-name="ce49">
            <text:p>45,0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52">
            <text:p>66,7%</text:p>
          </table:table-cell>
          <table:table-cell office:value-type="float" office:value="223" table:style-name="ce7">
            <text:p>223</text:p>
          </table:table-cell>
          <table:table-cell office:value-type="percentage" office:value="0.77430555555555558" table:style-name="ce52">
            <text:p>77,4%</text:p>
          </table:table-cell>
          <table:table-cell office:value-type="float" office:value="528" table:style-name="ce7">
            <text:p>528</text:p>
          </table:table-cell>
          <table:table-cell office:value-type="percentage" office:value="0.60689655172413792" table:style-name="ce52">
            <text:p>60,7%</text:p>
          </table:table-cell>
          <table:table-cell office:value-type="float" office:value="660" table:style-name="ce7">
            <text:p>660</text:p>
          </table:table-cell>
          <table:table-cell office:value-type="percentage" office:value="0.36343612334801761" table:style-name="ce52">
            <text:p>36,3%</text:p>
          </table:table-cell>
          <table:table-cell office:value-type="float" office:value="632" table:style-name="ce7">
            <text:p>632</text:p>
          </table:table-cell>
          <table:table-cell office:value-type="percentage" office:value="0.28340807174887894" table:style-name="ce52">
            <text:p>28,3%</text:p>
          </table:table-cell>
          <table:table-cell office:value-type="float" office:value="597" table:style-name="ce7">
            <text:p>597</text:p>
          </table:table-cell>
          <table:table-cell office:value-type="percentage" office:value="0.29954841946813848" table:style-name="ce52">
            <text:p>30,0%</text:p>
          </table:table-cell>
          <table:table-cell office:value-type="float" office:value="1185" table:style-name="ce7">
            <text:p>1.185</text:p>
          </table:table-cell>
          <table:table-cell office:value-type="percentage" office:value="0.26433192058889138" table:style-name="ce52">
            <text:p>26,4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30844" table:style-name="ce67">
            <text:p>6.330.844</text:p>
          </table:table-cell>
          <table:table-cell office:value-type="percentage" office:value="0.92313255714019293" table:style-name="ce68">
            <text:p>92,31%</text:p>
          </table:table-cell>
          <table:table-cell office:value-type="float" office:value="4832949" table:style-name="ce67">
            <text:p>4.832.949</text:p>
          </table:table-cell>
          <table:table-cell office:value-type="percentage" office:value="0.91684717345155908" table:style-name="ce68">
            <text:p>91,68%</text:p>
          </table:table-cell>
          <table:table-cell office:value-type="float" office:value="5047331" table:style-name="ce67">
            <text:p>5.047.331</text:p>
          </table:table-cell>
          <table:table-cell office:value-type="percentage" office:value="0.7528523955677846" table:style-name="ce68">
            <text:p>75,29%</text:p>
          </table:table-cell>
          <table:table-cell office:value-type="float" office:value="4065095" table:style-name="ce67">
            <text:p>4.065.095</text:p>
          </table:table-cell>
          <table:table-cell office:value-type="percentage" office:value="0.57841370653354596" table:style-name="ce68">
            <text:p>57,84%</text:p>
          </table:table-cell>
          <table:table-cell office:value-type="float" office:value="1935900" table:style-name="ce67">
            <text:p>1.935.900</text:p>
          </table:table-cell>
          <table:table-cell office:value-type="percentage" office:value="0.38829245789186018" table:style-name="ce68">
            <text:p>38,83%</text:p>
          </table:table-cell>
          <table:table-cell office:value-type="float" office:value="1164778" table:style-name="ce67">
            <text:p>1.164.778</text:p>
          </table:table-cell>
          <table:table-cell office:value-type="percentage" office:value="0.28513781635827967" table:style-name="ce68">
            <text:p>28,51%</text:p>
          </table:table-cell>
          <table:table-cell office:value-type="float" office:value="1474524" table:style-name="ce67">
            <text:p>1.474.524</text:p>
          </table:table-cell>
          <table:table-cell office:value-type="percentage" office:value="0.74357570127956474" table:style-name="ce68">
            <text:p>74,36%</text:p>
          </table:table-cell>
          <table:table-cell office:value-type="float" office:value="4215988" table:style-name="ce67">
            <text:p>4.215.988</text:p>
          </table:table-cell>
          <table:table-cell office:value-type="percentage" office:value="0.87351394984615049" table:style-name="ce68">
            <text:p>87,35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25633" table:style-name="ce75">
            <text:p>625.633</text:p>
          </table:table-cell>
          <table:table-cell office:value-type="float" office:value="408949" table:style-name="ce75">
            <text:p>408.949</text:p>
          </table:table-cell>
          <table:table-cell office:value-type="percentage" office:value="0.65365637682155509" table:style-name="ce76">
            <text:p>65,37%</text:p>
          </table:table-cell>
          <table:table-cell office:value-type="date" office:date-value="2022-02-15T00:00:00" table:style-name="ce77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9430" table:style-name="ce79">
            <text:p>49.430</text:p>
          </table:table-cell>
          <table:table-cell office:value-type="percentage" office:value="0.55197596900090451" table:style-name="ce80">
            <text:p>55,20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853" table:style-name="ce79">
            <text:p>39.853</text:p>
          </table:table-cell>
          <table:table-cell office:value-type="percentage" office:value="0.74511087013424071" table:style-name="ce80">
            <text:p>74,51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9112" table:style-name="ce79">
            <text:p>29.112</text:p>
          </table:table-cell>
          <table:table-cell office:value-type="percentage" office:value="0.34491256338562154" table:style-name="ce80">
            <text:p>34,49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70622" table:style-name="ce79">
            <text:p>70.622</text:p>
          </table:table-cell>
          <table:table-cell office:value-type="percentage" office:value="0.52904337403550827" table:style-name="ce80">
            <text:p>52,90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3449" table:style-name="ce79">
            <text:p>23.449</text:p>
          </table:table-cell>
          <table:table-cell office:value-type="percentage" office:value="0.63709721241101991" table:style-name="ce80">
            <text:p>63,71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6938" table:style-name="ce79">
            <text:p>136.938</text:p>
          </table:table-cell>
          <table:table-cell office:value-type="float" office:value="93441" table:style-name="ce79">
            <text:p>93.441</text:p>
          </table:table-cell>
          <table:table-cell office:value-type="percentage" office:value="0.68235990010077552" table:style-name="ce80">
            <text:p>68,24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3083" table:style-name="ce79">
            <text:p>93.083</text:p>
          </table:table-cell>
          <table:table-cell office:value-type="percentage" office:value="0.6308829908366318" table:style-name="ce80">
            <text:p>63,09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5486" table:style-name="ce79">
            <text:p>225.486</text:p>
          </table:table-cell>
          <table:table-cell office:value-type="percentage" office:value="0.40335007056828487" table:style-name="ce80">
            <text:p>40,34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28275" table:style-name="ce79">
            <text:p>228.275</text:p>
          </table:table-cell>
          <table:table-cell office:value-type="percentage" office:value="0.64810345806598146" table:style-name="ce80">
            <text:p>64,81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51565" table:style-name="ce79">
            <text:p>51.565</text:p>
          </table:table-cell>
          <table:table-cell office:value-type="percentage" office:value="0.76340567909276646" table:style-name="ce80">
            <text:p>76,34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3059" table:style-name="ce79">
            <text:p>153.059</text:p>
          </table:table-cell>
          <table:table-cell office:value-type="float" office:value="126544" table:style-name="ce79">
            <text:p>126.544</text:p>
          </table:table-cell>
          <table:table-cell office:value-type="percentage" office:value="0.82676614900136547" table:style-name="ce80">
            <text:p>82,68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724" table:style-name="ce79">
            <text:p>13.724</text:p>
          </table:table-cell>
          <table:table-cell office:value-type="percentage" office:value="0.62563822027716998" table:style-name="ce80">
            <text:p>62,56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9204" table:style-name="ce79">
            <text:p>229.204</text:p>
          </table:table-cell>
          <table:table-cell office:value-type="percentage" office:value="0.46656922895284314" table:style-name="ce80">
            <text:p>46,66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0647" table:style-name="ce79">
            <text:p>120.647</text:p>
          </table:table-cell>
          <table:table-cell office:value-type="float" office:value="64885" table:style-name="ce79">
            <text:p>64.885</text:p>
          </table:table-cell>
          <table:table-cell office:value-type="percentage" office:value="0.53780864837086706" table:style-name="ce80">
            <text:p>53,78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48816" table:style-name="ce79">
            <text:p>48.816</text:p>
          </table:table-cell>
          <table:table-cell office:value-type="float" office:value="26081" table:style-name="ce79">
            <text:p>26.081</text:p>
          </table:table-cell>
          <table:table-cell office:value-type="percentage" office:value="0.5342715503113733" table:style-name="ce80">
            <text:p>53,43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933" table:style-name="ce79">
            <text:p>78.933</text:p>
          </table:table-cell>
          <table:table-cell office:value-type="percentage" office:value="0.53579283193049143" table:style-name="ce80">
            <text:p>53,58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1" table:style-name="ce79">
            <text:p>2.841</text:p>
          </table:table-cell>
          <table:table-cell office:value-type="percentage" office:value="0.35726861167002011" table:style-name="ce80">
            <text:p>35,73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341" table:style-name="ce79">
            <text:p>3.341</text:p>
          </table:table-cell>
          <table:table-cell office:value-type="percentage" office:value="0.34175531914893614" table:style-name="ce80">
            <text:p>34,18%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15T00:00:00" table:style-name="ce81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2-15T00:00:00" table:style-name="ce85">
            <text:p>15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287411" table:style-name="ce87">
            <text:p>3.287.411</text:p>
          </table:table-cell>
          <table:table-cell office:value-type="float" office:value="1858818" table:style-name="ce87">
            <text:p>1.858.818</text:p>
          </table:table-cell>
          <table:table-cell office:value-type="percentage" office:value="0.56543523155455766" table:style-name="ce88">
            <text:p>56,54%</text:p>
          </table:table-cell>
          <table:table-cell table:style-name="ce89"/>
          <table:table-cell table:number-columns-repeated="6" table:style-name="ce1"/>
          <table:table-cell table:style-name="ce69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16T16:11:11Z</dc:date>
  </office:meta>
</office:document-meta>
</file>